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097361" officeooo:paragraph-rsid="00097361" style:font-weight-asian="bold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195379" officeooo:paragraph-rsid="00195379" style:font-weight-asian="bold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140821" officeooo:paragraph-rsid="00140821" style:font-weight-asian="bold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31c84e" officeooo:paragraph-rsid="0031c84e" style:font-weight-asian="bold" style:font-weight-complex="bold"/>
    </style:style>
    <style:style style:name="P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a69514" officeooo:paragraph-rsid="00a69514" style:font-weight-asian="bold" style:font-weight-complex="bold"/>
    </style:style>
    <style:style style:name="P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2618c" officeooo:paragraph-rsid="00b2618c" style:font-weight-asian="bold" style:font-weight-complex="bold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65339" officeooo:paragraph-rsid="00b65339" style:font-weight-asian="bold" style:font-weight-complex="bold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bace4" officeooo:paragraph-rsid="00bbace4" style:font-weight-asian="bold" style:font-weight-complex="bold"/>
    </style:style>
    <style:style style:name="P9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d0bfe7" officeooo:paragraph-rsid="00d0bfe7" style:font-weight-asian="bold" style:font-weight-complex="bold"/>
    </style:style>
    <style:style style:name="P10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f48cc9" officeooo:paragraph-rsid="00f48cc9" style:font-weight-asian="bold" style:font-weight-complex="bold"/>
    </style:style>
    <style:style style:name="P11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f7be12" officeooo:paragraph-rsid="00f7be12" style:font-weight-asian="bold" style:font-weight-complex="bold"/>
    </style:style>
    <style:style style:name="P12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fafa9d" officeooo:paragraph-rsid="00fafa9d" style:font-weight-asian="bold" style:font-weight-complex="bold"/>
    </style:style>
    <style:style style:name="P13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090daa" officeooo:paragraph-rsid="01090daa" style:font-weight-asian="bold" style:font-weight-complex="bold"/>
    </style:style>
    <style:style style:name="P14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23d221" officeooo:paragraph-rsid="0123d221" style:font-weight-asian="bold" style:font-weight-complex="bold"/>
    </style:style>
    <style:style style:name="P1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258da2" officeooo:paragraph-rsid="01258da2" style:font-weight-asian="bold" style:font-weight-complex="bold"/>
    </style:style>
    <style:style style:name="P1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33ed0e" officeooo:paragraph-rsid="0133ed0e" style:font-weight-asian="bold" style:font-weight-complex="bold"/>
    </style:style>
    <style:style style:name="P1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66a11c" officeooo:paragraph-rsid="0166a11c" style:font-weight-asian="bold" style:font-weight-complex="bold"/>
    </style:style>
    <style:style style:name="P18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6d3e1e" officeooo:paragraph-rsid="016d3e1e" style:font-weight-asian="bold" style:font-weight-complex="bold"/>
    </style:style>
    <style:style style:name="P1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75b82d" officeooo:paragraph-rsid="0179a697" style:font-weight-asian="bold" style:font-weight-complex="bold"/>
    </style:style>
    <style:style style:name="P20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97361" officeooo:paragraph-rsid="00097361" style:font-weight-asian="normal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c6345" officeooo:paragraph-rsid="000c6345" style:font-weight-asian="normal" style:font-weight-complex="normal"/>
    </style:style>
    <style:style style:name="P22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d3185" officeooo:paragraph-rsid="000d3185" style:font-weight-asian="normal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ebec4" officeooo:paragraph-rsid="000ebec4" style:font-weight-asian="normal" style:font-weight-complex="normal"/>
    </style:style>
    <style:style style:name="P24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efa5e" officeooo:paragraph-rsid="00140821" style:font-weight-asian="normal" style:font-weight-complex="normal"/>
    </style:style>
    <style:style style:name="P25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normal" officeooo:rsid="000efa5e" officeooo:paragraph-rsid="00140821" style:font-weight-asian="normal" style:font-weight-complex="normal"/>
    </style:style>
    <style:style style:name="P26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40821" officeooo:paragraph-rsid="00140821" style:font-weight-asian="normal" style:font-weight-complex="normal"/>
    </style:style>
    <style:style style:name="P27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95379" officeooo:paragraph-rsid="00195379" style:font-weight-asian="normal" style:font-weight-complex="normal"/>
    </style:style>
    <style:style style:name="P28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b6161" officeooo:paragraph-rsid="001b6161" style:font-weight-asian="normal" style:font-weight-complex="normal"/>
    </style:style>
    <style:style style:name="P29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f0353" officeooo:paragraph-rsid="001f0353" style:font-weight-asian="normal" style:font-weight-complex="normal"/>
    </style:style>
    <style:style style:name="P30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1f3e3" officeooo:paragraph-rsid="0021f3e3" style:font-weight-asian="normal" style:font-weight-complex="normal"/>
    </style:style>
    <style:style style:name="P31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41721" officeooo:paragraph-rsid="00241721" style:font-weight-asian="normal" style:font-weight-complex="normal"/>
    </style:style>
    <style:style style:name="P32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521d3" officeooo:paragraph-rsid="002521d3" style:font-weight-asian="normal" style:font-weight-complex="normal"/>
    </style:style>
    <style:style style:name="P33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76ff2" officeooo:paragraph-rsid="00276ff2" style:font-weight-asian="normal" style:font-weight-complex="normal"/>
    </style:style>
    <style:style style:name="P34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a688a" officeooo:paragraph-rsid="002a688a" style:font-weight-asian="normal" style:font-weight-complex="normal"/>
    </style:style>
    <style:style style:name="P35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1d9f" officeooo:paragraph-rsid="002e1d9f" style:font-weight-asian="normal" style:font-weight-complex="normal"/>
    </style:style>
    <style:style style:name="P36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c699" officeooo:paragraph-rsid="002ec699" style:font-weight-asian="normal" style:font-weight-complex="normal"/>
    </style:style>
    <style:style style:name="P37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f7b86" officeooo:paragraph-rsid="002f7b86" style:font-weight-asian="normal" style:font-weight-complex="normal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4e610" officeooo:paragraph-rsid="0084e610" style:font-weight-asian="normal" style:font-weight-complex="normal"/>
    </style:style>
    <style:style style:name="P3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2b86" officeooo:paragraph-rsid="00862b86" style:font-weight-asian="normal" style:font-weight-complex="normal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b2064" officeooo:paragraph-rsid="008b2064" style:font-weight-asian="normal" style:font-weight-complex="normal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cb252" officeooo:paragraph-rsid="008cb252" style:font-weight-asian="normal" style:font-weight-complex="normal"/>
    </style:style>
    <style:style style:name="P4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e0262" officeooo:paragraph-rsid="008e0262" style:font-weight-asian="normal" style:font-weight-complex="normal"/>
    </style:style>
    <style:style style:name="P4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5167c" officeooo:paragraph-rsid="0095167c" style:font-weight-asian="normal" style:font-weight-complex="normal"/>
    </style:style>
    <style:style style:name="P4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741b2" officeooo:paragraph-rsid="009741b2" style:font-weight-asian="normal" style:font-weight-complex="normal"/>
    </style:style>
    <style:style style:name="P4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741b2" officeooo:paragraph-rsid="009741b2" style:font-weight-asian="normal" style:font-weight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a556c" officeooo:paragraph-rsid="009a556c" style:font-weight-asian="normal" style:font-weight-complex="normal"/>
    </style:style>
    <style:style style:name="P4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b8721" officeooo:paragraph-rsid="009b8721" style:font-weight-asian="normal" style:font-weight-complex="normal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cf9f1" officeooo:paragraph-rsid="009cf9f1" style:font-weight-asian="normal" style:font-weight-complex="normal"/>
    </style:style>
    <style:style style:name="P4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2733a" officeooo:paragraph-rsid="00a2733a" style:font-weight-asian="normal" style:font-weight-complex="normal"/>
    </style:style>
    <style:style style:name="P50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2733a" officeooo:paragraph-rsid="00a2733a" style:font-weight-asian="normal" style:font-weight-complex="normal"/>
    </style:style>
    <style:style style:name="P5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3f3c4" officeooo:paragraph-rsid="00a3f3c4" style:font-weight-asian="normal" style:font-weight-complex="normal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69514" officeooo:paragraph-rsid="00a69514" style:font-weight-asian="normal" style:font-weight-complex="normal"/>
    </style:style>
    <style:style style:name="P5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99882" officeooo:paragraph-rsid="00a99882" style:font-weight-asian="normal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a5d9d" officeooo:paragraph-rsid="00aa5d9d" style:font-weight-asian="normal" style:font-weight-complex="normal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59be" officeooo:paragraph-rsid="00ac59be" style:font-weight-asian="normal" style:font-weight-complex="normal"/>
    </style:style>
    <style:style style:name="P5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59be" officeooo:paragraph-rsid="00a99882" style:font-weight-asian="normal" style:font-weight-complex="normal"/>
    </style:style>
    <style:style style:name="P5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9dd9" officeooo:paragraph-rsid="00ac9dd9" style:font-weight-asian="normal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d9b1c" officeooo:paragraph-rsid="00ad9b1c" style:font-weight-asian="normal" style:font-weight-complex="normal"/>
    </style:style>
    <style:style style:name="P5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e8da5" officeooo:paragraph-rsid="00ae8da5" style:font-weight-asian="normal" style:font-weight-complex="normal"/>
    </style:style>
    <style:style style:name="P6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082ca" officeooo:paragraph-rsid="00b082ca" style:font-weight-asian="normal" style:font-weight-complex="normal"/>
    </style:style>
    <style:style style:name="P6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2618c" officeooo:paragraph-rsid="00b2618c" style:font-weight-asian="normal" style:font-weight-complex="normal"/>
    </style:style>
    <style:style style:name="P6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6caf" officeooo:paragraph-rsid="00b36caf" style:font-weight-asian="normal" style:font-weight-complex="normal"/>
    </style:style>
    <style:style style:name="P6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f4c1" officeooo:paragraph-rsid="00b3f4c1" style:font-weight-asian="normal" style:font-weight-complex="normal"/>
    </style:style>
    <style:style style:name="P6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54912" officeooo:paragraph-rsid="00b54912" style:font-weight-asian="normal" style:font-weight-complex="normal"/>
    </style:style>
    <style:style style:name="P6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1560" officeooo:paragraph-rsid="00bb1560" style:font-weight-asian="normal" style:font-weight-complex="normal"/>
    </style:style>
    <style:style style:name="P6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dba53" officeooo:paragraph-rsid="00bdba53" style:font-weight-asian="normal" style:font-weight-complex="normal"/>
    </style:style>
    <style:style style:name="P6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0e33e" officeooo:paragraph-rsid="00c0e33e" style:font-weight-asian="normal" style:font-weight-complex="normal"/>
    </style:style>
    <style:style style:name="P6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255de" officeooo:paragraph-rsid="00c255de" style:font-weight-asian="normal" style:font-weight-complex="normal"/>
    </style:style>
    <style:style style:name="P6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389d8" officeooo:paragraph-rsid="00c389d8" style:font-weight-asian="normal" style:font-weight-complex="normal"/>
    </style:style>
    <style:style style:name="P7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527eb" officeooo:paragraph-rsid="00c527eb" style:font-weight-asian="normal" style:font-weight-complex="normal"/>
    </style:style>
    <style:style style:name="P7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527eb" officeooo:paragraph-rsid="00c7181e" style:font-weight-asian="normal" style:font-weight-complex="normal"/>
    </style:style>
    <style:style style:name="P7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98c12" officeooo:paragraph-rsid="00c98c12" style:font-weight-asian="normal" style:font-weight-complex="normal"/>
    </style:style>
    <style:style style:name="P7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a811d" officeooo:paragraph-rsid="00cb851e" style:font-weight-asian="normal" style:font-weight-complex="normal"/>
    </style:style>
    <style:style style:name="P7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a811d" officeooo:paragraph-rsid="00cbf050" style:font-weight-asian="normal" style:font-weight-complex="normal"/>
    </style:style>
    <style:style style:name="P7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0bfe7" officeooo:paragraph-rsid="00d0bfe7" style:font-weight-asian="normal" style:font-weight-complex="normal"/>
    </style:style>
    <style:style style:name="P7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38b48" officeooo:paragraph-rsid="00d38b48" style:font-weight-asian="normal" style:font-weight-complex="normal"/>
    </style:style>
    <style:style style:name="P7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49767" officeooo:paragraph-rsid="00d49767" style:font-weight-asian="normal" style:font-weight-complex="normal"/>
    </style:style>
    <style:style style:name="P7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54a93" officeooo:paragraph-rsid="00d54a93" style:font-weight-asian="normal" style:font-weight-complex="normal"/>
    </style:style>
    <style:style style:name="P79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54a93" officeooo:paragraph-rsid="00d54a93" style:font-weight-asian="normal" style:font-weight-complex="normal"/>
    </style:style>
    <style:style style:name="P8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72652" officeooo:paragraph-rsid="00d72652" style:font-weight-asian="normal" style:font-weight-complex="normal"/>
    </style:style>
    <style:style style:name="P8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8eaf6" officeooo:paragraph-rsid="00d8eaf6" style:font-weight-asian="normal" style:font-weight-complex="normal"/>
    </style:style>
    <style:style style:name="P8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9c7ff" officeooo:paragraph-rsid="00d9c7ff" style:font-weight-asian="normal" style:font-weight-complex="normal"/>
    </style:style>
    <style:style style:name="P8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16343" officeooo:paragraph-rsid="00e16343" style:font-weight-asian="normal" style:font-weight-complex="normal"/>
    </style:style>
    <style:style style:name="P8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7181e" officeooo:paragraph-rsid="00c7181e" style:font-weight-asian="normal" style:font-weight-complex="normal"/>
    </style:style>
    <style:style style:name="P8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bf050" officeooo:paragraph-rsid="00cbf050" style:font-weight-asian="normal" style:font-weight-complex="normal"/>
    </style:style>
    <style:style style:name="P8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cab58" officeooo:paragraph-rsid="00ede871" style:font-weight-asian="normal" style:font-weight-complex="normal"/>
    </style:style>
    <style:style style:name="P8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de871" officeooo:paragraph-rsid="00ede871" style:font-weight-asian="normal" style:font-weight-complex="normal"/>
    </style:style>
    <style:style style:name="P8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eddfd" officeooo:paragraph-rsid="00eeddfd" style:font-weight-asian="normal" style:font-weight-complex="normal"/>
    </style:style>
    <style:style style:name="P8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48cc9" officeooo:paragraph-rsid="00f48cc9" style:font-weight-asian="normal" style:font-weight-complex="normal"/>
    </style:style>
    <style:style style:name="P9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8a7d" officeooo:paragraph-rsid="00f68a7d" style:font-weight-asian="normal" style:font-weight-complex="normal"/>
    </style:style>
    <style:style style:name="P9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a113" officeooo:paragraph-rsid="00f6a113" style:font-weight-asian="normal" style:font-weight-complex="normal"/>
    </style:style>
    <style:style style:name="P9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d87fb" officeooo:paragraph-rsid="00ede871" style:font-weight-asian="normal" style:font-weight-complex="normal"/>
    </style:style>
    <style:style style:name="P9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bf04" officeooo:paragraph-rsid="00f6bf04" style:font-weight-asian="normal" style:font-weight-complex="normal"/>
    </style:style>
    <style:style style:name="P9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9733d" officeooo:paragraph-rsid="00f7be12" style:font-weight-asian="normal" style:font-weight-complex="normal"/>
    </style:style>
    <style:style style:name="P9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9733d" officeooo:paragraph-rsid="00f9733d" style:font-weight-asian="normal" style:font-weight-complex="normal"/>
    </style:style>
    <style:style style:name="P9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a27b2" officeooo:paragraph-rsid="00fa27b2" style:font-weight-asian="normal" style:font-weight-complex="normal"/>
    </style:style>
    <style:style style:name="P9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afa9d" officeooo:paragraph-rsid="00fafa9d" style:font-weight-asian="normal" style:font-weight-complex="normal"/>
    </style:style>
    <style:style style:name="P9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d2aef" officeooo:paragraph-rsid="00fd2aef" style:font-weight-asian="normal" style:font-weight-complex="normal"/>
    </style:style>
    <style:style style:name="P9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e2775" officeooo:paragraph-rsid="00fe2775" style:font-weight-asian="normal" style:font-weight-complex="normal"/>
    </style:style>
    <style:style style:name="P10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e8580" officeooo:paragraph-rsid="00fe8580" style:font-weight-asian="normal" style:font-weight-complex="normal"/>
    </style:style>
    <style:style style:name="P10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080a0" officeooo:paragraph-rsid="010080a0" style:font-weight-asian="normal" style:font-weight-complex="normal"/>
    </style:style>
    <style:style style:name="P10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2cfda" officeooo:paragraph-rsid="0102cfda" style:font-weight-asian="normal" style:font-weight-complex="normal"/>
    </style:style>
    <style:style style:name="P10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70720" officeooo:paragraph-rsid="01070720" style:font-weight-asian="normal" style:font-weight-complex="normal"/>
    </style:style>
    <style:style style:name="P10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85b89" officeooo:paragraph-rsid="01085b89" style:font-weight-asian="normal" style:font-weight-complex="normal"/>
    </style:style>
    <style:style style:name="P10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90daa" officeooo:paragraph-rsid="01090daa" style:font-weight-asian="normal" style:font-weight-complex="normal"/>
    </style:style>
    <style:style style:name="P10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90daa" officeooo:paragraph-rsid="0109d1e9" style:font-weight-asian="normal" style:font-weight-complex="normal"/>
    </style:style>
    <style:style style:name="P10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9d238" officeooo:paragraph-rsid="0109d238" style:font-weight-asian="normal" style:font-weight-complex="normal"/>
    </style:style>
    <style:style style:name="P10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d2434" officeooo:paragraph-rsid="010d2434" style:font-weight-asian="normal" style:font-weight-complex="normal"/>
    </style:style>
    <style:style style:name="P10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ee5f0" officeooo:paragraph-rsid="010ee5f0" style:font-weight-asian="normal" style:font-weight-complex="normal"/>
    </style:style>
    <style:style style:name="P11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fca3c" officeooo:paragraph-rsid="010fca3c" style:font-weight-asian="normal" style:font-weight-complex="normal"/>
    </style:style>
    <style:style style:name="P11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224d9" officeooo:paragraph-rsid="011224d9" style:font-weight-asian="normal" style:font-weight-complex="normal"/>
    </style:style>
    <style:style style:name="P11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335c7" officeooo:paragraph-rsid="011335c7" style:font-weight-asian="normal" style:font-weight-complex="normal"/>
    </style:style>
    <style:style style:name="P11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4a4e7" officeooo:paragraph-rsid="0114a4e7" style:font-weight-asian="normal" style:font-weight-complex="normal"/>
    </style:style>
    <style:style style:name="P11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781ce" officeooo:paragraph-rsid="011781ce" style:font-weight-asian="normal" style:font-weight-complex="normal"/>
    </style:style>
    <style:style style:name="P11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7bcda" officeooo:paragraph-rsid="0117bcda" style:font-weight-asian="normal" style:font-weight-complex="normal"/>
    </style:style>
    <style:style style:name="P11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df235" officeooo:paragraph-rsid="011df235" style:font-weight-asian="normal" style:font-weight-complex="normal"/>
    </style:style>
    <style:style style:name="P117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df235" officeooo:paragraph-rsid="011df235" style:font-weight-asian="normal" style:font-weight-complex="normal"/>
    </style:style>
    <style:style style:name="P11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510d9" officeooo:paragraph-rsid="012510d9" style:font-weight-asian="normal" style:font-weight-complex="normal"/>
    </style:style>
    <style:style style:name="P11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58da2" officeooo:paragraph-rsid="01258da2" style:font-weight-asian="normal" style:font-weight-complex="normal"/>
    </style:style>
    <style:style style:name="P12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6efde" officeooo:paragraph-rsid="0126efde" style:font-weight-asian="normal" style:font-weight-complex="normal"/>
    </style:style>
    <style:style style:name="P12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846e2" officeooo:paragraph-rsid="012846e2" style:font-weight-asian="normal" style:font-weight-complex="normal"/>
    </style:style>
    <style:style style:name="P12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a840f" officeooo:paragraph-rsid="012a840f" style:font-weight-asian="normal" style:font-weight-complex="normal"/>
    </style:style>
    <style:style style:name="P12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c3885" officeooo:paragraph-rsid="012c3885" style:font-weight-asian="normal" style:font-weight-complex="normal"/>
    </style:style>
    <style:style style:name="P12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e6417" officeooo:paragraph-rsid="012e6417" style:font-weight-asian="normal" style:font-weight-complex="normal"/>
    </style:style>
    <style:style style:name="P12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3ed0e" officeooo:paragraph-rsid="0133ed0e" style:font-weight-asian="normal" style:font-weight-complex="normal"/>
    </style:style>
    <style:style style:name="P12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4068c" officeooo:paragraph-rsid="0134068c" style:font-weight-asian="normal" style:font-weight-complex="normal"/>
    </style:style>
    <style:style style:name="P12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66a1a" officeooo:paragraph-rsid="01366a1a" style:font-weight-asian="normal" style:font-weight-complex="normal"/>
    </style:style>
    <style:style style:name="P128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6b35c" officeooo:paragraph-rsid="0140085b" style:font-weight-asian="normal" style:font-weight-complex="normal"/>
    </style:style>
    <style:style style:name="P12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6b35c" officeooo:paragraph-rsid="0136b35c" style:font-weight-asian="normal" style:font-weight-complex="normal"/>
    </style:style>
    <style:style style:name="P13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89aef" officeooo:paragraph-rsid="01389aef" style:font-weight-asian="normal" style:font-weight-complex="normal"/>
    </style:style>
    <style:style style:name="P13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949ce" officeooo:paragraph-rsid="013949ce" style:font-weight-asian="normal" style:font-weight-complex="normal"/>
    </style:style>
    <style:style style:name="P13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a7191" officeooo:paragraph-rsid="013a7191" style:font-weight-asian="normal" style:font-weight-complex="normal"/>
    </style:style>
    <style:style style:name="P13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ba5b8" officeooo:paragraph-rsid="013ba5b8" style:font-weight-asian="normal" style:font-weight-complex="normal"/>
    </style:style>
    <style:style style:name="P13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c1d8d" officeooo:paragraph-rsid="013c1d8d" style:font-weight-asian="normal" style:font-weight-complex="normal"/>
    </style:style>
    <style:style style:name="P13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f9b03" officeooo:paragraph-rsid="013f9b03" style:font-weight-asian="normal" style:font-weight-complex="normal"/>
    </style:style>
    <style:style style:name="P13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306a6" officeooo:paragraph-rsid="014306a6" style:font-weight-asian="normal" style:font-weight-complex="normal"/>
    </style:style>
    <style:style style:name="P13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45182" officeooo:paragraph-rsid="01445182" style:font-weight-asian="normal" style:font-weight-complex="normal"/>
    </style:style>
    <style:style style:name="P13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5f534" officeooo:paragraph-rsid="0145f534" style:font-weight-asian="normal" style:font-weight-complex="normal"/>
    </style:style>
    <style:style style:name="P13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68e61" officeooo:paragraph-rsid="01468e61" style:font-weight-asian="normal" style:font-weight-complex="normal"/>
    </style:style>
    <style:style style:name="P14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6eb8a" officeooo:paragraph-rsid="0146eb8a" style:font-weight-asian="normal" style:font-weight-complex="normal"/>
    </style:style>
    <style:style style:name="P14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b555e" officeooo:paragraph-rsid="014b555e" style:font-weight-asian="normal" style:font-weight-complex="normal"/>
    </style:style>
    <style:style style:name="P14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ddeb7" officeooo:paragraph-rsid="014ddeb7" style:font-weight-asian="normal" style:font-weight-complex="normal"/>
    </style:style>
    <style:style style:name="P14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f1e68" officeooo:paragraph-rsid="014f1e68" style:font-weight-asian="normal" style:font-weight-complex="normal"/>
    </style:style>
    <style:style style:name="P14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50b4b7" officeooo:paragraph-rsid="0150b4b7" style:font-weight-asian="normal" style:font-weight-complex="normal"/>
    </style:style>
    <style:style style:name="P14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5cfb3f" officeooo:paragraph-rsid="015cfb3f" style:font-weight-asian="normal" style:font-weight-complex="normal"/>
    </style:style>
    <style:style style:name="P14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5eb824" officeooo:paragraph-rsid="015eb824" style:font-weight-asian="normal" style:font-weight-complex="normal"/>
    </style:style>
    <style:style style:name="P14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14293" officeooo:paragraph-rsid="01614293" style:font-weight-asian="normal" style:font-weight-complex="normal"/>
    </style:style>
    <style:style style:name="P148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266ae" officeooo:paragraph-rsid="016266ae" style:font-weight-asian="normal" style:font-weight-complex="normal"/>
    </style:style>
    <style:style style:name="P14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29cb9" officeooo:paragraph-rsid="01629cb9" style:font-weight-asian="normal" style:font-weight-complex="normal"/>
    </style:style>
    <style:style style:name="P15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61071" officeooo:paragraph-rsid="01661071" style:font-weight-asian="normal" style:font-weight-complex="normal"/>
    </style:style>
    <style:style style:name="P15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6a11c" officeooo:paragraph-rsid="0166a11c" style:font-weight-asian="normal" style:font-weight-complex="normal"/>
    </style:style>
    <style:style style:name="P15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b5704" officeooo:paragraph-rsid="0166a11c" style:font-weight-asian="normal" style:font-weight-complex="normal"/>
    </style:style>
    <style:style style:name="P15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18b44" officeooo:paragraph-rsid="01718b44" style:font-weight-asian="normal" style:font-weight-complex="normal"/>
    </style:style>
    <style:style style:name="P15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289b0" officeooo:paragraph-rsid="017289b0" style:font-weight-asian="normal" style:font-weight-complex="normal"/>
    </style:style>
    <style:style style:name="P15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289b0" officeooo:paragraph-rsid="0179a697" style:font-weight-asian="normal" style:font-weight-complex="normal"/>
    </style:style>
    <style:style style:name="P15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2ac3b" officeooo:paragraph-rsid="0172ac3b" style:font-weight-asian="normal" style:font-weight-complex="normal"/>
    </style:style>
    <style:style style:name="P15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5b82d" officeooo:paragraph-rsid="0175b82d" style:font-weight-asian="normal" style:font-weight-complex="normal"/>
    </style:style>
    <style:style style:name="P15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7c7ec" officeooo:paragraph-rsid="0177c7ec" style:font-weight-asian="normal" style:font-weight-complex="normal"/>
    </style:style>
    <style:style style:name="P15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9a697" officeooo:paragraph-rsid="0179a697" style:font-weight-asian="normal" style:font-weight-complex="normal"/>
    </style:style>
    <style:style style:name="P16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ada27" officeooo:paragraph-rsid="017ada27" style:font-weight-asian="normal" style:font-weight-complex="normal"/>
    </style:style>
    <style:style style:name="P16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12a45" officeooo:paragraph-rsid="01712a45" style:font-weight-asian="normal" style:font-weight-complex="normal"/>
    </style:style>
    <style:style style:name="P162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color="#ff3333" fo:font-weight="normal" officeooo:rsid="002f7b86" officeooo:paragraph-rsid="002f7b86" style:font-weight-asian="normal" style:font-weight-complex="normal"/>
    </style:style>
    <style:style style:name="P163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color="#800000" fo:font-weight="normal" officeooo:rsid="002f7b86" officeooo:paragraph-rsid="002f7b86" style:font-weight-asian="normal" style:font-weight-complex="normal"/>
    </style:style>
    <style:style style:name="P164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size="18pt" fo:font-weight="bold" officeooo:rsid="00b082ca" officeooo:paragraph-rsid="00b082ca" style:font-size-asian="18pt" style:font-weight-asian="bold" style:font-size-complex="18pt" style:font-weight-complex="bold"/>
    </style:style>
    <style:style style:name="P16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7be12" officeooo:paragraph-rsid="00f7be12"/>
    </style:style>
    <style:style style:name="P16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9733d" officeooo:paragraph-rsid="00f9733d"/>
    </style:style>
    <style:style style:name="P16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c9902" officeooo:paragraph-rsid="00fc9902"/>
    </style:style>
    <style:style style:name="P16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10080a0" officeooo:paragraph-rsid="010080a0"/>
    </style:style>
    <style:style style:name="P16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102cfda" officeooo:paragraph-rsid="0102cfda"/>
    </style:style>
    <style:style style:name="P17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0b4b7" officeooo:paragraph-rsid="0150b4b7" style:font-weight-asian="normal" style:font-weight-complex="normal"/>
    </style:style>
    <style:style style:name="P171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28f37" officeooo:paragraph-rsid="01528f37" style:font-weight-asian="normal" style:font-weight-complex="normal"/>
    </style:style>
    <style:style style:name="P172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725e9" officeooo:paragraph-rsid="015725e9" style:font-weight-asian="normal" style:font-weight-complex="normal"/>
    </style:style>
    <style:style style:name="P17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725e9" officeooo:paragraph-rsid="015725e9" style:font-weight-asian="normal" style:font-weight-complex="normal"/>
    </style:style>
    <style:style style:name="P17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7e397" officeooo:paragraph-rsid="0157e397" style:font-weight-asian="normal" style:font-weight-complex="normal"/>
    </style:style>
    <style:style style:name="P17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b4b6f" officeooo:paragraph-rsid="015b4b6f" style:font-weight-asian="normal" style:font-weight-complex="normal"/>
    </style:style>
    <style:style style:name="P17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ba287" officeooo:paragraph-rsid="015ba287" style:font-weight-asian="normal" style:font-weight-complex="normal"/>
    </style:style>
    <style:style style:name="P177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ba287" officeooo:paragraph-rsid="015ba287" style:font-weight-asian="normal" style:font-weight-complex="normal"/>
    </style:style>
    <style:style style:name="P17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c285c" officeooo:paragraph-rsid="015c285c" style:font-weight-asian="normal" style:font-weight-complex="normal"/>
    </style:style>
    <style:style style:name="P17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cfb3f" officeooo:paragraph-rsid="015cfb3f" style:font-weight-asian="normal" style:font-weight-complex="normal"/>
    </style:style>
    <style:style style:name="P180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cfb3f" officeooo:paragraph-rsid="015cfb3f" style:font-weight-asian="normal" style:font-weight-complex="normal"/>
    </style:style>
    <style:style style:name="P18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1718b44" officeooo:paragraph-rsid="01718b44"/>
    </style:style>
    <style:style style:name="P18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>
        <style:tab-stops>
          <style:tab-stop style:position="4.5138in"/>
        </style:tab-stops>
      </style:paragraph-properties>
      <style:text-properties fo:font-weight="normal" officeooo:rsid="003257af" officeooo:paragraph-rsid="003257af" style:font-weight-asian="normal" style:font-weight-complex="normal"/>
    </style:style>
    <style:style style:name="P18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>
        <style:tab-stops>
          <style:tab-stop style:position="4.5138in"/>
        </style:tab-stops>
      </style:paragraph-properties>
      <style:text-properties fo:font-weight="normal" officeooo:rsid="016d3e1e" officeooo:paragraph-rsid="016d3e1e" style:font-weight-asian="normal" style:font-weight-complex="normal"/>
    </style:style>
    <style:style style:name="P18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2d5d2" officeooo:paragraph-rsid="0032d5d2" style:font-weight-asian="normal" style:font-weight-complex="normal"/>
    </style:style>
    <style:style style:name="P18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46d4f" officeooo:paragraph-rsid="00346d4f" style:font-weight-asian="normal" style:font-weight-complex="normal"/>
    </style:style>
    <style:style style:name="P18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88507" officeooo:paragraph-rsid="00388507" style:font-weight-asian="normal" style:font-weight-complex="normal"/>
    </style:style>
    <style:style style:name="P18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8e6d4" officeooo:paragraph-rsid="0038e6d4" style:font-weight-asian="normal" style:font-weight-complex="normal"/>
    </style:style>
    <style:style style:name="P18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e1fd3" officeooo:paragraph-rsid="003e1fd3" style:font-weight-asian="normal" style:font-weight-complex="normal"/>
    </style:style>
    <style:style style:name="P18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3d144" officeooo:paragraph-rsid="0043d144" style:font-weight-asian="normal" style:font-weight-complex="normal"/>
    </style:style>
    <style:style style:name="P19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3d144" officeooo:paragraph-rsid="0044d45d" style:font-weight-asian="normal" style:font-weight-complex="normal"/>
    </style:style>
    <style:style style:name="P19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b5c2c" officeooo:paragraph-rsid="004b5c2c" style:font-weight-asian="normal" style:font-weight-complex="normal"/>
    </style:style>
    <style:style style:name="P19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c9c78" officeooo:paragraph-rsid="004dd764" style:font-weight-asian="normal" style:font-weight-complex="normal"/>
    </style:style>
    <style:style style:name="P19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e9b41" officeooo:paragraph-rsid="004fa7d7" style:font-weight-asian="normal" style:font-weight-complex="normal"/>
    </style:style>
    <style:style style:name="P19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5c7fa" officeooo:paragraph-rsid="0055c7fa" style:font-weight-asian="normal" style:font-weight-complex="normal"/>
    </style:style>
    <style:style style:name="P19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67851" officeooo:paragraph-rsid="00567851" style:font-weight-asian="normal" style:font-weight-complex="normal"/>
    </style:style>
    <style:style style:name="P19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8ce25" officeooo:paragraph-rsid="0058ce25" style:font-weight-asian="normal" style:font-weight-complex="normal"/>
    </style:style>
    <style:style style:name="P19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8d5df" officeooo:paragraph-rsid="0058d5df" style:font-weight-asian="normal" style:font-weight-complex="normal"/>
    </style:style>
    <style:style style:name="P19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ac400" officeooo:paragraph-rsid="005ac400" style:font-weight-asian="normal" style:font-weight-complex="normal"/>
    </style:style>
    <style:style style:name="P19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46d2b" officeooo:paragraph-rsid="00646d2b" style:font-weight-asian="normal" style:font-weight-complex="normal"/>
    </style:style>
    <style:style style:name="P20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4d45d" officeooo:paragraph-rsid="0044d45d" style:font-weight-asian="normal" style:font-weight-complex="normal"/>
    </style:style>
    <style:style style:name="P20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6ebf7" officeooo:paragraph-rsid="0068b437" style:font-weight-asian="normal" style:font-weight-complex="normal"/>
    </style:style>
    <style:style style:name="P20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9b978" officeooo:paragraph-rsid="0068b437" style:font-weight-asian="normal" style:font-weight-complex="normal"/>
    </style:style>
    <style:style style:name="P20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9b978" officeooo:paragraph-rsid="0069b978" style:font-weight-asian="normal" style:font-weight-complex="normal"/>
    </style:style>
    <style:style style:name="P20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bb191" officeooo:paragraph-rsid="006bb191" style:font-weight-asian="normal" style:font-weight-complex="normal"/>
    </style:style>
    <style:style style:name="P20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2bb3b" officeooo:paragraph-rsid="0070fb25" style:font-weight-asian="normal" style:font-weight-complex="normal"/>
    </style:style>
    <style:style style:name="P20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41a07" officeooo:paragraph-rsid="00741a07" style:font-weight-asian="normal" style:font-weight-complex="normal"/>
    </style:style>
    <style:style style:name="P20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6f996" officeooo:paragraph-rsid="0076f996" style:font-weight-asian="normal" style:font-weight-complex="normal"/>
    </style:style>
    <style:style style:name="P20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93632d" officeooo:paragraph-rsid="0093632d" style:font-weight-asian="normal" style:font-weight-complex="normal"/>
    </style:style>
    <style:style style:name="P20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6d3e1e" officeooo:paragraph-rsid="016d3e1e" style:font-weight-asian="normal" style:font-weight-complex="normal"/>
    </style:style>
    <style:style style:name="P21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6e1a8d" officeooo:paragraph-rsid="016e1a8d" style:font-weight-asian="normal" style:font-weight-complex="normal"/>
    </style:style>
    <style:style style:name="P21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6f3792" officeooo:paragraph-rsid="0170ec04" style:font-weight-asian="normal" style:font-weight-complex="normal"/>
    </style:style>
    <style:style style:name="P21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66ebf7" officeooo:paragraph-rsid="0068b437" style:font-weight-asian="bold" style:font-weight-complex="bold"/>
    </style:style>
    <style:style style:name="P21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6bb191" officeooo:paragraph-rsid="006bb191" style:font-weight-asian="bold" style:font-weight-complex="bold"/>
    </style:style>
    <style:style style:name="P21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0fb25" officeooo:paragraph-rsid="0070fb25" style:font-weight-asian="bold" style:font-weight-complex="bold"/>
    </style:style>
    <style:style style:name="P215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41a07" officeooo:paragraph-rsid="00741a07" style:font-weight-asian="bold" style:font-weight-complex="bold"/>
    </style:style>
    <style:style style:name="P216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6f996" officeooo:paragraph-rsid="0076f996" style:font-weight-asian="bold" style:font-weight-complex="bold"/>
    </style:style>
    <style:style style:name="P21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16f3792" officeooo:paragraph-rsid="01712a45" style:font-weight-asian="bold" style:font-weight-complex="bold"/>
    </style:style>
    <style:style style:name="P21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color="#800000" fo:font-weight="bold" officeooo:rsid="006c37eb" officeooo:paragraph-rsid="006c37eb" style:font-weight-asian="bold" style:font-weight-complex="bold"/>
    </style:style>
    <style:style style:name="P21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67851" officeooo:paragraph-rsid="00567851" style:font-weight-asian="normal" style:font-weight-complex="normal"/>
    </style:style>
    <style:style style:name="P220" style:family="paragraph" style:parent-style-name="Standard">
      <loext:graphic-properties draw:fill="none"/>
      <style:paragraph-properties fo:text-align="center" style:justify-single-word="false" fo:break-before="page" fo:background-color="transparent">
        <style:tab-stops>
          <style:tab-stop style:position="4.5138in"/>
        </style:tab-stops>
      </style:paragraph-properties>
      <style:text-properties fo:font-weight="bold" officeooo:rsid="01718b44" officeooo:paragraph-rsid="01718b44" style:font-weight-asian="bold" style:font-weight-complex="bold"/>
    </style:style>
    <style:style style:name="P221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7e82bb" officeooo:paragraph-rsid="017e82bb" style:font-weight-asian="normal" style:font-weight-complex="normal"/>
    </style:style>
    <style:style style:name="P222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7e82bb" officeooo:paragraph-rsid="017f46ce" style:font-weight-asian="normal" style:font-weight-complex="normal"/>
    </style:style>
    <style:style style:name="P223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7f46ce" officeooo:paragraph-rsid="017f46ce" style:font-weight-asian="normal" style:font-weight-complex="normal"/>
    </style:style>
    <style:style style:name="P224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0bdd7" officeooo:paragraph-rsid="0180bdd7" style:font-weight-asian="normal" style:font-weight-complex="normal"/>
    </style:style>
    <style:style style:name="P225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1c8cd" officeooo:paragraph-rsid="0181c8cd" style:font-weight-asian="normal" style:font-weight-complex="normal"/>
    </style:style>
    <style:style style:name="P226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6af36" officeooo:paragraph-rsid="0186af36" style:font-weight-asian="normal" style:font-weight-complex="normal"/>
    </style:style>
    <style:style style:name="P227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8c00b" officeooo:paragraph-rsid="0188c00b" style:font-weight-asian="normal" style:font-weight-complex="normal"/>
    </style:style>
    <style:style style:name="P228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93461" officeooo:paragraph-rsid="01893461" style:font-weight-asian="normal" style:font-weight-complex="normal"/>
    </style:style>
    <style:style style:name="P229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b0c4b" officeooo:paragraph-rsid="018c747d" style:font-weight-asian="normal" style:font-weight-complex="normal"/>
    </style:style>
    <style:style style:name="P230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b6c77" officeooo:paragraph-rsid="018b6c77" style:font-weight-asian="normal" style:font-weight-complex="normal"/>
    </style:style>
    <style:style style:name="P231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c747d" officeooo:paragraph-rsid="018c747d" style:font-weight-asian="normal" style:font-weight-complex="normal"/>
    </style:style>
    <style:style style:name="P232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c747d" officeooo:paragraph-rsid="018dcb26" style:font-weight-asian="normal" style:font-weight-complex="normal"/>
    </style:style>
    <style:style style:name="P233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c747d" officeooo:paragraph-rsid="018fb63e" style:font-weight-asian="normal" style:font-weight-complex="normal"/>
    </style:style>
    <style:style style:name="P234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909860" officeooo:paragraph-rsid="01909860" style:font-weight-asian="normal" style:font-weight-complex="normal"/>
    </style:style>
    <style:style style:name="P235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9249bf" officeooo:paragraph-rsid="019249bf" style:font-weight-asian="normal" style:font-weight-complex="normal"/>
    </style:style>
    <style:style style:name="P236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93958f" officeooo:paragraph-rsid="0193958f" style:font-weight-asian="normal" style:font-weight-complex="normal"/>
    </style:style>
    <style:style style:name="P237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954a7a" officeooo:paragraph-rsid="01954a7a" style:font-weight-asian="normal" style:font-weight-complex="normal"/>
    </style:style>
    <style:style style:name="P238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961458" officeooo:paragraph-rsid="01961458" style:font-weight-asian="normal" style:font-weight-complex="normal"/>
    </style:style>
    <style:style style:name="P239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99ab99" officeooo:paragraph-rsid="0199ab99" style:font-weight-asian="normal" style:font-weight-complex="normal"/>
    </style:style>
    <style:style style:name="P240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9b835a" officeooo:paragraph-rsid="019b835a" style:font-weight-asian="normal" style:font-weight-complex="normal"/>
    </style:style>
    <style:style style:name="P241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.75in" style:auto-text-indent="false" style:page-number="auto" fo:background-color="transparent">
        <style:tab-stops>
          <style:tab-stop style:position="4.5138in"/>
        </style:tab-stops>
      </style:paragraph-properties>
      <style:text-properties fo:font-weight="bold" officeooo:rsid="0180bdd7" officeooo:paragraph-rsid="0180bdd7" style:font-weight-asian="bold" style:font-weight-complex="bold"/>
    </style:style>
    <style:style style:name="P242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40821" officeooo:paragraph-rsid="00140821" style:font-weight-asian="normal" style:font-weight-complex="normal"/>
    </style:style>
    <style:style style:name="P243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78fe0" officeooo:paragraph-rsid="00178fe0" style:font-weight-asian="normal" style:font-weight-complex="normal"/>
    </style:style>
    <style:style style:name="P244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8ebee" officeooo:paragraph-rsid="0018ebee" style:font-weight-asian="normal" style:font-weight-complex="normal"/>
    </style:style>
    <style:style style:name="P245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a688a" officeooo:paragraph-rsid="002a688a" style:font-weight-asian="normal" style:font-weight-complex="normal"/>
    </style:style>
    <style:style style:name="P246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b981f" officeooo:paragraph-rsid="002b981f" style:font-weight-asian="normal" style:font-weight-complex="normal"/>
    </style:style>
    <style:style style:name="P247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bfda8" officeooo:paragraph-rsid="002bfda8" style:font-weight-asian="normal" style:font-weight-complex="normal"/>
    </style:style>
    <style:style style:name="P248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c89ae" officeooo:paragraph-rsid="002c89ae" style:font-weight-asian="normal" style:font-weight-complex="normal"/>
    </style:style>
    <style:style style:name="P249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1d9f" officeooo:paragraph-rsid="002e1d9f" style:font-weight-asian="normal" style:font-weight-complex="normal"/>
    </style:style>
    <style:style style:name="P250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6f996" officeooo:paragraph-rsid="0076f996" style:font-weight-asian="normal" style:font-weight-complex="normal"/>
    </style:style>
    <style:style style:name="P251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75dd5" officeooo:paragraph-rsid="00775dd5" style:font-weight-asian="normal" style:font-weight-complex="normal"/>
    </style:style>
    <style:style style:name="P252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a5c9e" officeooo:paragraph-rsid="007a5c9e" style:font-weight-asian="normal" style:font-weight-complex="normal"/>
    </style:style>
    <style:style style:name="P253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d0004" officeooo:paragraph-rsid="007d0004" style:font-weight-asian="normal" style:font-weight-complex="normal"/>
    </style:style>
    <style:style style:name="P254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d9c5b" officeooo:paragraph-rsid="007d9c5b" style:font-weight-asian="normal" style:font-weight-complex="normal"/>
    </style:style>
    <style:style style:name="P255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13a95" officeooo:paragraph-rsid="00813a95" style:font-weight-asian="normal" style:font-weight-complex="normal"/>
    </style:style>
    <style:style style:name="P256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2b86" officeooo:paragraph-rsid="00862b86" style:font-weight-asian="normal" style:font-weight-complex="normal"/>
    </style:style>
    <style:style style:name="P257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909e" officeooo:paragraph-rsid="0086909e" style:font-weight-asian="normal" style:font-weight-complex="normal"/>
    </style:style>
    <style:style style:name="P258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a85d" officeooo:paragraph-rsid="0086a85d" style:font-weight-asian="normal" style:font-weight-complex="normal"/>
    </style:style>
    <style:style style:name="P259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8819e" officeooo:paragraph-rsid="0088819e" style:font-weight-asian="normal" style:font-weight-complex="normal"/>
    </style:style>
    <style:style style:name="P260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b2064" officeooo:paragraph-rsid="008b2064" style:font-weight-asian="normal" style:font-weight-complex="normal"/>
    </style:style>
    <style:style style:name="P261" style:family="paragraph" style:parent-style-name="Standard" style:list-style-name="L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082ca" officeooo:paragraph-rsid="00b082ca" style:font-weight-asian="normal" style:font-weight-complex="normal"/>
    </style:style>
    <style:style style:name="P262" style:family="paragraph" style:parent-style-name="Standard" style:list-style-name="L7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6caf" officeooo:paragraph-rsid="00b36caf" style:font-weight-asian="normal" style:font-weight-complex="normal"/>
    </style:style>
    <style:style style:name="P263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65339" officeooo:paragraph-rsid="00b65339" style:font-weight-asian="normal" style:font-weight-complex="normal"/>
    </style:style>
    <style:style style:name="P264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836aa" officeooo:paragraph-rsid="00b836aa" style:font-weight-asian="normal" style:font-weight-complex="normal"/>
    </style:style>
    <style:style style:name="P265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1560" officeooo:paragraph-rsid="00bb1560" style:font-weight-asian="normal" style:font-weight-complex="normal"/>
    </style:style>
    <style:style style:name="P266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ace4" officeooo:paragraph-rsid="00bbace4" style:font-weight-asian="normal" style:font-weight-complex="normal"/>
    </style:style>
    <style:style style:name="P267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e7fc" officeooo:paragraph-rsid="00bbe7fc" style:font-weight-asian="normal" style:font-weight-complex="normal"/>
    </style:style>
    <style:style style:name="P268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dba53" officeooo:paragraph-rsid="00bdba53" style:font-weight-asian="normal" style:font-weight-complex="normal"/>
    </style:style>
    <style:style style:name="P269" style:family="paragraph" style:parent-style-name="Standard" style:list-style-name="L10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a113" officeooo:paragraph-rsid="00f6a113" style:font-weight-asian="normal" style:font-weight-complex="normal"/>
    </style:style>
    <style:style style:name="P270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bf04" officeooo:paragraph-rsid="00f6bf04" style:font-weight-asian="normal" style:font-weight-complex="normal"/>
    </style:style>
    <style:style style:name="P271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70720" officeooo:paragraph-rsid="01070720" style:font-weight-asian="normal" style:font-weight-complex="normal"/>
    </style:style>
    <style:style style:name="P272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85b89" officeooo:paragraph-rsid="01085b89" style:font-weight-asian="normal" style:font-weight-complex="normal"/>
    </style:style>
    <style:style style:name="P273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89cc8" officeooo:paragraph-rsid="01189cc8" style:font-weight-asian="normal" style:font-weight-complex="normal"/>
    </style:style>
    <style:style style:name="P274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a8bd6" officeooo:paragraph-rsid="011a8bd6" style:font-weight-asian="normal" style:font-weight-complex="normal"/>
    </style:style>
    <style:style style:name="P275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b31ab" officeooo:paragraph-rsid="011b31ab" style:font-weight-asian="normal" style:font-weight-complex="normal"/>
    </style:style>
    <style:style style:name="P276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ca303" officeooo:paragraph-rsid="011ca303" style:font-weight-asian="normal" style:font-weight-complex="normal"/>
    </style:style>
    <style:style style:name="P277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df235" officeooo:paragraph-rsid="011df235" style:font-weight-asian="normal" style:font-weight-complex="normal"/>
    </style:style>
    <style:style style:name="P278" style:family="paragraph" style:parent-style-name="Standard" style:list-style-name="L1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6efde" officeooo:paragraph-rsid="0126efde" style:font-weight-asian="normal" style:font-weight-complex="normal"/>
    </style:style>
    <style:style style:name="P279" style:family="paragraph" style:parent-style-name="Standard" style:list-style-name="L1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6efde" officeooo:paragraph-rsid="012e6417" style:font-weight-asian="normal" style:font-weight-complex="normal"/>
    </style:style>
    <style:style style:name="P280" style:family="paragraph" style:parent-style-name="Standard" style:list-style-name="L1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6efde" officeooo:paragraph-rsid="0126efde" style:font-weight-asian="normal" style:font-weight-complex="normal"/>
    </style:style>
    <style:style style:name="P281" style:family="paragraph" style:parent-style-name="Standard" style:list-style-name="L1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def5d" officeooo:paragraph-rsid="012def5d" style:font-weight-asian="normal" style:font-weight-complex="normal"/>
    </style:style>
    <style:style style:name="P282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def5d" officeooo:paragraph-rsid="012def5d" style:font-weight-asian="normal" style:font-weight-complex="normal"/>
    </style:style>
    <style:style style:name="P283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fa834" officeooo:paragraph-rsid="012fa834" style:font-weight-asian="normal" style:font-weight-complex="normal"/>
    </style:style>
    <style:style style:name="P284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0d01e" officeooo:paragraph-rsid="0130d01e" style:font-weight-asian="normal" style:font-weight-complex="normal"/>
    </style:style>
    <style:style style:name="P285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0d01e" officeooo:paragraph-rsid="013646d7" style:font-weight-asian="normal" style:font-weight-complex="normal"/>
    </style:style>
    <style:style style:name="P286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14625" officeooo:paragraph-rsid="013646d7" style:font-weight-asian="normal" style:font-weight-complex="normal"/>
    </style:style>
    <style:style style:name="P287" style:family="paragraph" style:parent-style-name="Standard" style:list-style-name="L1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712a45" officeooo:paragraph-rsid="01712a45" style:font-weight-asian="normal" style:font-weight-complex="normal"/>
    </style:style>
    <style:style style:name="P288" style:family="paragraph" style:parent-style-name="Standard" style:list-style-name="L1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a43799" officeooo:paragraph-rsid="01a43799" style:font-weight-asian="normal" style:font-weight-complex="normal"/>
    </style:style>
    <style:style style:name="P28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a43799" officeooo:paragraph-rsid="01a43799" style:font-weight-asian="normal" style:font-weight-complex="normal"/>
    </style:style>
    <style:style style:name="P290" style:family="paragraph" style:parent-style-name="Standard" style:list-style-name="L20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a5b314" officeooo:paragraph-rsid="01a5b314" style:font-weight-asian="normal" style:font-weight-complex="normal"/>
    </style:style>
    <style:style style:name="P29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a70602" officeooo:paragraph-rsid="01a70602" style:font-weight-asian="normal" style:font-weight-complex="normal"/>
    </style:style>
    <style:style style:name="P29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a718fa" officeooo:paragraph-rsid="01a718fa" style:font-weight-asian="normal" style:font-weight-complex="normal"/>
    </style:style>
    <style:style style:name="P293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officeooo:rsid="00140821" officeooo:paragraph-rsid="00140821"/>
    </style:style>
    <style:style style:name="P294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officeooo:rsid="00178fe0" officeooo:paragraph-rsid="00178fe0"/>
    </style:style>
    <style:style style:name="P295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6d8710" officeooo:paragraph-rsid="006d8710" style:font-weight-asian="bold" style:font-weight-complex="bold"/>
    </style:style>
    <style:style style:name="P296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70fb25" officeooo:paragraph-rsid="0070fb25" style:font-weight-asian="bold" style:font-weight-complex="bold"/>
    </style:style>
    <style:style style:name="P297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8b2064" officeooo:paragraph-rsid="008b2064" style:font-weight-asian="bold" style:font-weight-complex="bold"/>
    </style:style>
    <style:style style:name="P298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6bf04" officeooo:paragraph-rsid="00f6bf04"/>
    </style:style>
    <style:style style:name="P299" style:family="paragraph" style:parent-style-name="Standard" style:list-style-name="L17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0b4b7" officeooo:paragraph-rsid="0150b4b7" style:font-weight-asian="normal" style:font-weight-complex="normal"/>
    </style:style>
    <style:style style:name="P300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c747d" officeooo:paragraph-rsid="018c747d" style:font-weight-asian="normal" style:font-weight-complex="normal"/>
    </style:style>
    <style:style style:name="P301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dcb26" officeooo:paragraph-rsid="018fb63e" style:font-weight-asian="normal" style:font-weight-complex="normal"/>
    </style:style>
    <style:style style:name="P302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8fb63e" officeooo:paragraph-rsid="018fb63e" style:font-weight-asian="normal" style:font-weight-complex="normal"/>
    </style:style>
    <style:style style:name="P303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9b835a" officeooo:paragraph-rsid="019b835a" style:font-weight-asian="normal" style:font-weight-complex="normal"/>
    </style:style>
    <style:style style:name="P304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9e4ad4" officeooo:paragraph-rsid="019e4ad4" style:font-weight-asian="normal" style:font-weight-complex="normal"/>
    </style:style>
    <style:style style:name="P305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9f4ca2" officeooo:paragraph-rsid="019f4ca2" style:font-weight-asian="normal" style:font-weight-complex="normal"/>
    </style:style>
    <style:style style:name="P306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a1080a" officeooo:paragraph-rsid="01a1080a" style:font-weight-asian="normal" style:font-weight-complex="normal"/>
    </style:style>
    <style:style style:name="P307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a16440" officeooo:paragraph-rsid="01a16440" style:font-weight-asian="normal" style:font-weight-complex="normal"/>
    </style:style>
    <style:style style:name="P308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a2dbec" officeooo:paragraph-rsid="01a2dbec" style:font-weight-asian="normal" style:font-weight-complex="normal"/>
    </style:style>
    <style:style style:name="P309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a3af51" officeooo:paragraph-rsid="01a3af51" style:font-weight-asian="normal" style:font-weight-complex="normal"/>
    </style:style>
    <style:style style:name="P310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a43799" officeooo:paragraph-rsid="01a43799" style:font-weight-asian="normal" style:font-weight-complex="normal"/>
    </style:style>
    <style:style style:name="P311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a5b314" officeooo:paragraph-rsid="01a5b314" style:font-weight-asian="normal" style:font-weight-complex="normal"/>
    </style:style>
    <style:style style:name="P312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a718fa" officeooo:paragraph-rsid="01a718fa" style:font-weight-asian="normal" style:font-weight-complex="normal"/>
    </style:style>
    <style:style style:name="P313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1b15fad" officeooo:paragraph-rsid="01b15fad" style:font-weight-asian="normal" style:font-weight-complex="normal"/>
    </style:style>
    <style:style style:name="P314" style:family="paragraph" style:parent-style-name="Standard">
      <loext:graphic-properties draw:fill="none"/>
      <style:paragraph-properties fo:margin-left="0in" fo:margin-right="0in" fo:text-align="center" style:justify-single-word="false" fo:text-indent="0.7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19e4ad4" officeooo:paragraph-rsid="019e4ad4" style:font-weight-asian="bold" style:font-weight-complex="bold"/>
    </style:style>
    <style:style style:name="P315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75in" style:auto-text-indent="false" style:page-number="auto" fo:background-color="transparent">
        <style:tab-stops>
          <style:tab-stop style:position="4.5138in"/>
        </style:tab-stops>
      </style:paragraph-properties>
      <style:text-properties fo:font-weight="normal" officeooo:rsid="01a718fa" officeooo:paragraph-rsid="01a718fa" style:font-weight-asian="normal" style:font-weight-complex="normal"/>
    </style:style>
    <style:style style:name="T1" style:family="text">
      <style:text-properties officeooo:rsid="000b54c4"/>
    </style:style>
    <style:style style:name="T2" style:family="text">
      <style:text-properties officeooo:rsid="000e242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242b" style:font-weight-asian="bold" style:font-weight-complex="bold"/>
    </style:style>
    <style:style style:name="T5" style:family="text">
      <style:text-properties fo:font-weight="bold" officeooo:rsid="004fa7d7" style:font-weight-asian="bold" style:font-weight-complex="bold"/>
    </style:style>
    <style:style style:name="T6" style:family="text">
      <style:text-properties fo:font-weight="bold" officeooo:rsid="0044d45d" style:font-weight-asian="bold" style:font-weight-complex="bold"/>
    </style:style>
    <style:style style:name="T7" style:family="text">
      <style:text-properties fo:font-weight="bold" officeooo:rsid="009de9b4" style:font-weight-asian="bold" style:font-weight-complex="bold"/>
    </style:style>
    <style:style style:name="T8" style:family="text">
      <style:text-properties fo:font-weight="bold" officeooo:rsid="0175b82d" style:font-weight-asian="bold" style:font-weight-complex="bold"/>
    </style:style>
    <style:style style:name="T9" style:family="text">
      <style:text-properties fo:font-weight="bold" officeooo:rsid="0196e36c" style:font-weight-asian="bold" style:font-weight-complex="bold"/>
    </style:style>
    <style:style style:name="T10" style:family="text">
      <style:text-properties officeooo:rsid="000ed7e2"/>
    </style:style>
    <style:style style:name="T11" style:family="text">
      <style:text-properties officeooo:rsid="00126a4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60597" style:font-weight-asian="normal" style:font-weight-complex="normal"/>
    </style:style>
    <style:style style:name="T14" style:family="text">
      <style:text-properties fo:font-weight="normal" officeooo:rsid="0069b978" style:font-weight-asian="normal" style:font-weight-complex="normal"/>
    </style:style>
    <style:style style:name="T15" style:family="text">
      <style:text-properties fo:font-weight="normal" officeooo:rsid="006c37eb" style:font-weight-asian="normal" style:font-weight-complex="normal"/>
    </style:style>
    <style:style style:name="T16" style:family="text">
      <style:text-properties fo:font-weight="normal" officeooo:rsid="006d8710" style:font-weight-asian="normal" style:font-weight-complex="normal"/>
    </style:style>
    <style:style style:name="T17" style:family="text">
      <style:text-properties fo:font-weight="normal" officeooo:rsid="006e1042" style:font-weight-asian="normal" style:font-weight-complex="normal"/>
    </style:style>
    <style:style style:name="T18" style:family="text">
      <style:text-properties fo:font-weight="normal" officeooo:rsid="006f0649" style:font-weight-asian="normal" style:font-weight-complex="normal"/>
    </style:style>
    <style:style style:name="T19" style:family="text">
      <style:text-properties fo:font-weight="normal" officeooo:rsid="0070fb25" style:font-weight-asian="normal" style:font-weight-complex="normal"/>
    </style:style>
    <style:style style:name="T20" style:family="text">
      <style:text-properties fo:font-weight="normal" officeooo:rsid="0072bb3b" style:font-weight-asian="normal" style:font-weight-complex="normal"/>
    </style:style>
    <style:style style:name="T21" style:family="text">
      <style:text-properties fo:font-weight="normal" officeooo:rsid="00f889ce" style:font-weight-asian="normal" style:font-weight-complex="normal"/>
    </style:style>
    <style:style style:name="T22" style:family="text">
      <style:text-properties fo:font-weight="normal" officeooo:rsid="00f9733d" style:font-weight-asian="normal" style:font-weight-complex="normal"/>
    </style:style>
    <style:style style:name="T23" style:family="text">
      <style:text-properties fo:font-weight="normal" officeooo:rsid="00fa27b2" style:font-weight-asian="normal" style:font-weight-complex="normal"/>
    </style:style>
    <style:style style:name="T24" style:family="text">
      <style:text-properties fo:font-weight="normal" officeooo:rsid="00fd2aef" style:font-weight-asian="normal" style:font-weight-complex="normal"/>
    </style:style>
    <style:style style:name="T25" style:family="text">
      <style:text-properties fo:font-weight="normal" officeooo:rsid="010386a0" style:font-weight-asian="normal" style:font-weight-complex="normal"/>
    </style:style>
    <style:style style:name="T26" style:family="text">
      <style:text-properties fo:font-weight="normal" officeooo:rsid="01054935" style:font-weight-asian="normal" style:font-weight-complex="normal"/>
    </style:style>
    <style:style style:name="T27" style:family="text">
      <style:text-properties fo:font-weight="normal" officeooo:rsid="01061e1d" style:font-weight-asian="normal" style:font-weight-complex="normal"/>
    </style:style>
    <style:style style:name="T28" style:family="text">
      <style:text-properties officeooo:rsid="001c3105"/>
    </style:style>
    <style:style style:name="T29" style:family="text">
      <style:text-properties officeooo:rsid="0025fa2d"/>
    </style:style>
    <style:style style:name="T30" style:family="text">
      <style:text-properties officeooo:rsid="002e1d9f"/>
    </style:style>
    <style:style style:name="T31" style:family="text">
      <style:text-properties officeooo:rsid="002fc8be"/>
    </style:style>
    <style:style style:name="T32" style:family="text">
      <style:text-properties officeooo:rsid="00346d4f"/>
    </style:style>
    <style:style style:name="T33" style:family="text">
      <style:text-properties officeooo:rsid="0036d569"/>
    </style:style>
    <style:style style:name="T34" style:family="text">
      <style:text-properties officeooo:rsid="003ac7e0"/>
    </style:style>
    <style:style style:name="T35" style:family="text">
      <style:text-properties officeooo:rsid="003fb510"/>
    </style:style>
    <style:style style:name="T36" style:family="text">
      <style:text-properties officeooo:rsid="0044d45d"/>
    </style:style>
    <style:style style:name="T37" style:family="text">
      <style:text-properties officeooo:rsid="004c0d3b"/>
    </style:style>
    <style:style style:name="T38" style:family="text">
      <style:text-properties officeooo:rsid="004dd764"/>
    </style:style>
    <style:style style:name="T39" style:family="text">
      <style:text-properties officeooo:rsid="004fa7d7"/>
    </style:style>
    <style:style style:name="T40" style:family="text">
      <style:text-properties officeooo:rsid="0058d5df"/>
    </style:style>
    <style:style style:name="T41" style:family="text">
      <style:text-properties officeooo:rsid="005db31a"/>
    </style:style>
    <style:style style:name="T42" style:family="text">
      <style:text-properties officeooo:rsid="005f1ec0"/>
    </style:style>
    <style:style style:name="T43" style:family="text">
      <style:text-properties officeooo:rsid="006276e0"/>
    </style:style>
    <style:style style:name="T44" style:family="text">
      <style:text-properties officeooo:rsid="0070fb25"/>
    </style:style>
    <style:style style:name="T45" style:family="text">
      <style:text-properties officeooo:rsid="0072bb3b"/>
    </style:style>
    <style:style style:name="T46" style:family="text">
      <style:text-properties officeooo:rsid="00775dd5"/>
    </style:style>
    <style:style style:name="T47" style:family="text">
      <style:text-properties officeooo:rsid="0078c9fe"/>
    </style:style>
    <style:style style:name="T48" style:family="text">
      <style:text-properties officeooo:rsid="007b1eed"/>
    </style:style>
    <style:style style:name="T49" style:family="text">
      <style:text-properties officeooo:rsid="007eb9e6"/>
    </style:style>
    <style:style style:name="T50" style:family="text">
      <style:text-properties officeooo:rsid="008318fa"/>
    </style:style>
    <style:style style:name="T51" style:family="text">
      <style:text-properties officeooo:rsid="0084e610"/>
    </style:style>
    <style:style style:name="T52" style:family="text">
      <style:text-properties officeooo:rsid="0086909e"/>
    </style:style>
    <style:style style:name="T53" style:family="text">
      <style:text-properties officeooo:rsid="008f9236"/>
    </style:style>
    <style:style style:name="T54" style:family="text">
      <style:text-properties officeooo:rsid="00921312"/>
    </style:style>
    <style:style style:name="T55" style:family="text">
      <style:text-properties officeooo:rsid="00959dba"/>
    </style:style>
    <style:style style:name="T56" style:family="text">
      <style:text-properties officeooo:rsid="009a556c"/>
    </style:style>
    <style:style style:name="T57" style:family="text">
      <style:text-properties officeooo:rsid="009de9b4"/>
    </style:style>
    <style:style style:name="T58" style:family="text">
      <style:text-properties officeooo:rsid="00a7e4fb"/>
    </style:style>
    <style:style style:name="T59" style:family="text">
      <style:text-properties officeooo:rsid="00aa5d9d"/>
    </style:style>
    <style:style style:name="T60" style:family="text">
      <style:text-properties officeooo:rsid="00b662a7"/>
    </style:style>
    <style:style style:name="T61" style:family="text">
      <style:text-properties officeooo:rsid="00b948fd"/>
    </style:style>
    <style:style style:name="T62" style:family="text">
      <style:text-properties officeooo:rsid="00bb85bf"/>
    </style:style>
    <style:style style:name="T63" style:family="text">
      <style:text-properties officeooo:rsid="00c1560f"/>
    </style:style>
    <style:style style:name="T64" style:family="text">
      <style:text-properties officeooo:rsid="00cb851e"/>
    </style:style>
    <style:style style:name="T65" style:family="text">
      <style:text-properties officeooo:rsid="00d18e4a"/>
    </style:style>
    <style:style style:name="T66" style:family="text">
      <style:text-properties officeooo:rsid="00d1d4a3"/>
    </style:style>
    <style:style style:name="T67" style:family="text">
      <style:text-properties officeooo:rsid="00d9c7ff"/>
    </style:style>
    <style:style style:name="T68" style:family="text">
      <style:text-properties officeooo:rsid="00db0ec9"/>
    </style:style>
    <style:style style:name="T69" style:family="text">
      <style:text-properties officeooo:rsid="00e2b8f5"/>
    </style:style>
    <style:style style:name="T70" style:family="text">
      <style:text-properties officeooo:rsid="00e321a9"/>
    </style:style>
    <style:style style:name="T71" style:family="text">
      <style:text-properties officeooo:rsid="00e33d94"/>
    </style:style>
    <style:style style:name="T72" style:family="text">
      <style:text-properties officeooo:rsid="00ed87fb"/>
    </style:style>
    <style:style style:name="T73" style:family="text">
      <style:text-properties officeooo:rsid="00f0d79f"/>
    </style:style>
    <style:style style:name="T74" style:family="text">
      <style:text-properties officeooo:rsid="00f29701"/>
    </style:style>
    <style:style style:name="T75" style:family="text">
      <style:text-properties officeooo:rsid="01090daa"/>
    </style:style>
    <style:style style:name="T76" style:family="text">
      <style:text-properties officeooo:rsid="0109d1e9"/>
    </style:style>
    <style:style style:name="T77" style:family="text">
      <style:text-properties officeooo:rsid="010b6cc2"/>
    </style:style>
    <style:style style:name="T78" style:family="text">
      <style:text-properties officeooo:rsid="010ee5f0"/>
    </style:style>
    <style:style style:name="T79" style:family="text">
      <style:text-properties officeooo:rsid="010fca3c"/>
    </style:style>
    <style:style style:name="T80" style:family="text">
      <style:text-properties officeooo:rsid="0117bcda"/>
    </style:style>
    <style:style style:name="T81" style:family="text">
      <style:text-properties officeooo:rsid="011ca303"/>
    </style:style>
    <style:style style:name="T82" style:family="text">
      <style:text-properties officeooo:rsid="011df235"/>
    </style:style>
    <style:style style:name="T83" style:family="text">
      <style:text-properties officeooo:rsid="012a287a"/>
    </style:style>
    <style:style style:name="T84" style:family="text">
      <style:text-properties officeooo:rsid="012def5d"/>
    </style:style>
    <style:style style:name="T85" style:family="text">
      <style:text-properties officeooo:rsid="012fa834"/>
    </style:style>
    <style:style style:name="T86" style:family="text">
      <style:text-properties officeooo:rsid="0135b7a8"/>
    </style:style>
    <style:style style:name="T87" style:family="text">
      <style:text-properties officeooo:rsid="0138bc3b"/>
    </style:style>
    <style:style style:name="T88" style:family="text">
      <style:text-properties officeooo:rsid="0140085b"/>
    </style:style>
    <style:style style:name="T89" style:family="text">
      <style:text-properties officeooo:rsid="01430544"/>
    </style:style>
    <style:style style:name="T90" style:family="text">
      <style:text-properties officeooo:rsid="0146eb8a"/>
    </style:style>
    <style:style style:name="T91" style:family="text">
      <style:text-properties officeooo:rsid="01489874"/>
    </style:style>
    <style:style style:name="T92" style:family="text">
      <style:text-properties officeooo:rsid="0149fd1e"/>
    </style:style>
    <style:style style:name="T93" style:family="text">
      <style:text-properties officeooo:rsid="014e8879"/>
    </style:style>
    <style:style style:name="T94" style:family="text">
      <style:text-properties officeooo:rsid="01599dae"/>
    </style:style>
    <style:style style:name="T95" style:family="text">
      <style:text-properties officeooo:rsid="015cfb3f"/>
    </style:style>
    <style:style style:name="T96" style:family="text">
      <style:text-properties officeooo:rsid="015eb824"/>
    </style:style>
    <style:style style:name="T97" style:family="text">
      <style:text-properties officeooo:rsid="01661071"/>
    </style:style>
    <style:style style:name="T98" style:family="text">
      <style:text-properties officeooo:rsid="016733dc"/>
    </style:style>
    <style:style style:name="T99" style:family="text">
      <style:text-properties officeooo:rsid="016b28a5"/>
    </style:style>
    <style:style style:name="T100" style:family="text">
      <style:text-properties officeooo:rsid="01700fea"/>
    </style:style>
    <style:style style:name="T101" style:family="text">
      <style:text-properties officeooo:rsid="01712a45"/>
    </style:style>
    <style:style style:name="T102" style:family="text">
      <style:text-properties officeooo:rsid="0171dbbf"/>
    </style:style>
    <style:style style:name="T103" style:family="text">
      <style:text-properties officeooo:rsid="017497d6"/>
    </style:style>
    <style:style style:name="T104" style:family="text">
      <style:text-properties officeooo:rsid="0175b82d"/>
    </style:style>
    <style:style style:name="T105" style:family="text">
      <style:text-properties officeooo:rsid="0179f11b"/>
    </style:style>
    <style:style style:name="T106" style:family="text">
      <style:text-properties officeooo:rsid="017b384d"/>
    </style:style>
    <style:style style:name="T107" style:family="text">
      <style:text-properties officeooo:rsid="017e82bb"/>
    </style:style>
    <style:style style:name="T108" style:family="text">
      <style:text-properties officeooo:rsid="017f7a4e"/>
    </style:style>
    <style:style style:name="T109" style:family="text">
      <style:text-properties officeooo:rsid="0180bdd7"/>
    </style:style>
    <style:style style:name="T110" style:family="text">
      <style:text-properties officeooo:rsid="01889777"/>
    </style:style>
    <style:style style:name="T111" style:family="text">
      <style:text-properties officeooo:rsid="01893461"/>
    </style:style>
    <style:style style:name="T112" style:family="text">
      <style:text-properties officeooo:rsid="018b6c77"/>
    </style:style>
    <style:style style:name="T113" style:family="text">
      <style:text-properties officeooo:rsid="018c747d"/>
    </style:style>
    <style:style style:name="T114" style:family="text">
      <style:text-properties officeooo:rsid="0190d438"/>
    </style:style>
    <style:style style:name="T115" style:family="text">
      <style:text-properties officeooo:rsid="019249bf"/>
    </style:style>
    <style:style style:name="T116" style:family="text">
      <style:text-properties style:text-position="super 58%"/>
    </style:style>
    <style:style style:name="T117" style:family="text">
      <style:text-properties officeooo:rsid="0193958f"/>
    </style:style>
    <style:style style:name="T118" style:family="text">
      <style:text-properties officeooo:rsid="01954a7a"/>
    </style:style>
    <style:style style:name="T119" style:family="text">
      <style:text-properties officeooo:rsid="01961458"/>
    </style:style>
    <style:style style:name="T120" style:family="text">
      <style:text-properties officeooo:rsid="0196e36c"/>
    </style:style>
    <style:style style:name="T121" style:family="text">
      <style:text-properties officeooo:rsid="019cc0e1"/>
    </style:style>
    <style:style style:name="T122" style:family="text">
      <style:text-properties officeooo:rsid="019f4ca2"/>
    </style:style>
    <style:style style:name="T123" style:family="text">
      <style:text-properties officeooo:rsid="01a19ca5"/>
    </style:style>
    <style:style style:name="T124" style:family="text">
      <style:text-properties officeooo:rsid="01a3af5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Архитектура АСОИУ</text:p>
      <text:p text:style-name="P20">Экзамен в конце третьего семестра.</text:p>
      <text:p text:style-name="P20">В конце второго семестра зачет</text:p>
      <text:p text:style-name="P20"/>
      <text:p text:style-name="P20">3 — 4 домашних работы, по каждой работе отчет <text:span text:style-name="T1">+ контрольные вопросы, требующие письменные ответы</text:span></text:p>
      <text:p text:style-name="P20"/>
      <text:p text:style-name="P21">Работа над контрольными вопросами преследует практическую цель получить автомат на экзамене.</text:p>
      <text:p text:style-name="P21"/>
      <text:p text:style-name="P22">Всего к концу третьего семестра порядка 60 вопросов, для успешной сдачи достаточно ответить на 50% + 1 <text:span text:style-name="T2">(но все зависит от качества и темпа работы)</text:span><text:span text:style-name="T4"> Обязательно без грамматических ошибок</text:span></text:p>
      <text:p text:style-name="P23"/>
      <text:p text:style-name="P23">Каждый получит тему курсовой работы. Вначале б<text:span text:style-name="T10">у</text:span>дет нео<text:span text:style-name="T10">б</text:span>ходимо разработать литерат, а в следующем семестре пояснительную записку</text:p>
      <text:p text:style-name="P23"/>
      <text:p text:style-name="P24">В реферате нужно кратко изложить суть <text:span text:style-name="T11">двух трех вопросов, которые не касаются темы курсовой работы</text:span>. <text:span text:style-name="T11">Первый абзац: реферат посвященн теме со ссылкой на первоисточник. 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7"/>
      <text:p text:style-name="P24"/>
      <text:p text:style-name="P3">Лекция 1</text:p>
      <text:p text:style-name="P25"><text:s/></text:p>
      <text:p text:style-name="P26">Темы семестра:</text:p>
      <text:list xml:id="list930017572378956222" text:style-name="L1">
        <text:list-item>
          <text:p text:style-name="P242">Этимологический анализ архитектуры АСОИУ</text:p>
        </text:list-item>
        <text:list-item>
          <text:p text:style-name="P293"><text:span text:style-name="T12">Примеры архитектур автоматизированных систем обработки информации и управления (ГАС «Контур», </text:span><text:span text:style-name="T13">ГАС «Выборы», ГАС «ГРМ»)</text:span></text:p>
        </text:list-item>
        <text:list-item>
          <text:p text:style-name="P294"><text:span text:style-name="T13">Т</text:span><text:span text:style-name="T12">енденции автоматизации</text:span></text:p>
        </text:list-item>
        <text:list-item>
          <text:p text:style-name="P243">Базовая функционально — структурная модель архитектуры АСОИУ</text:p>
        </text:list-item>
        <text:list-item>
          <text:p text:style-name="P244">Базовая модель поведения пользователя в архитектуре АСОИУ</text:p>
        </text:list-item>
      </text:list>
      <text:p text:style-name="P22"/>
      <text:p text:style-name="P22"/>
      <text:p text:style-name="P22"/>
      <text:p text:style-name="P22"/>
      <text:p text:style-name="P2">Архитектура автоматизированных систем обработки информации и управления</text:p>
      <text:p text:style-name="P2"/>
      <text:p text:style-name="P28">Существуют эзотерические и экзотерические знания.</text:p>
      <text:p text:style-name="P28">Эзотерические — доступные посвященным, избранным, профессионалам.</text:p>
      <text:p text:style-name="P28">Экзотерические знания — общедоступные знания.</text:p>
      <text:p text:style-name="P28"/>
      <text:p text:style-name="P28">Система — главный термин этого термина — <text:span text:style-name="T28">выделенное из окружающей действительности целое, направленное на достижение определенной цели (целей) и состоящее из закономерно расположенных и взаимосвязанных в пространстве и взаимодействующих во времени </text:span><text:soft-page-break/><text:span text:style-name="T28">составных элементов, обеспечивающих целому системное свойство, которым не обладает ни один из элементов по отдельности.</text:span></text:p>
      <text:p text:style-name="P28"/>
      <text:p text:style-name="P29">Действительность — все то, что доступно разуму человека и воздействует или может воздействовать на его органы чувств.</text:p>
      <text:p text:style-name="P29"/>
      <text:p text:style-name="P30">Разум — способность человека понимать свое место и предназначение, а также все то, что происходит с ним и вокруг него в окружающей действительности.</text:p>
      <text:p text:style-name="P30"/>
      <text:p text:style-name="P31">Цель — это будущий результат </text:p>
      <text:p text:style-name="P31"/>
      <text:p text:style-name="P32">Элемент — составная част<text:span text:style-name="T29">ь </text:span>системы, которая <text:span text:style-name="T29">подразумевается</text:span> или рассматривается как единое целое</text:p>
      <text:p text:style-name="P32"/>
      <text:p text:style-name="P33">Свойство — индикатор или признак отличающий одно от другого.</text:p>
      <text:p text:style-name="P33"/>
      <text:p text:style-name="P33"/>
      <text:p text:style-name="P34">Из данного определения вытекают следующие свойства:</text:p>
      <text:list xml:id="list5563782434798376878" text:style-name="L2">
        <text:list-item>
          <text:p text:style-name="P245">Любая система персонифицирована (имеет автора в лице конкретного человека либо коллектива)</text:p>
        </text:list-item>
        <text:list-item>
          <text:p text:style-name="P245">Система целесообразна (перед любой системой стоит цель или множество целей)</text:p>
        </text:list-item>
        <text:list-item>
          <text:p text:style-name="P245">Любая система имеет четкие границы</text:p>
        </text:list-item>
        <text:list-item>
          <text:p text:style-name="P246">Система, поскольку ее составные части закономерно расположенны в пространстве, имеет статичную структуру.</text:p>
        </text:list-item>
        <text:list-item>
          <text:p text:style-name="P247">Составные элементы, из которых состоит система, постоянно взаимодействуют, следовательно система динамична.</text:p>
        </text:list-item>
        <text:list-item>
          <text:p text:style-name="P248">Система является составной частью действительности из которой она выделена <text:span text:style-name="T30">(составные части системы, как физические тела взаимодействуют)</text:span></text:p>
        </text:list-item>
        <text:list-item>
          <text:p text:style-name="P249">Часть действительности, которая воздействует на систему называется окружающей средой</text:p>
        </text:list-item>
        <text:list-item>
          <text:p text:style-name="P249">В свою очередь система воздействует на окружающую среду</text:p>
        </text:list-item>
        <text:list-item>
          <text:p text:style-name="P249">Интенсивность воздействия окружающей среды на систему обратно пропорционально <text:s/>расстоянию</text:p>
        </text:list-item>
      </text:list>
      <text:p text:style-name="P35"/>
      <text:p text:style-name="P162">рисунок 1</text:p>
      <text:p text:style-name="P35"/>
      <text:p text:style-name="P36">Распространенным является понятие объект</text:p>
      <text:p text:style-name="P36">Объект — система, которая контекстно (т. е. При рассмотрении того или иного объекта) считается неделимым целым.</text:p>
      <text:p text:style-name="P36">Имеет место два случая: когда детализация объекта неважна, или когда внутреннее устройство системы нам не известна.</text:p>
      <text:p text:style-name="P36"/>
      <text:p text:style-name="P37">Объект, внутреннее устройство которого не известно, называется черным ящиком </text:p>
      <text:p text:style-name="P163">рисунок 2</text:p>
      <text:p text:style-name="P37"/>
      <text:p text:style-name="P37">Представление черного ящика является моделью окружающей действительности.</text:p>
      <text:p text:style-name="P37"/>
      <text:p text:style-name="P37"><text:span text:style-name="T3">Модель</text:span> — приближенное описание части действительности, учитывающее наиболее существенные ее свойства, с помощью пригодных для этого выразительных средств <text:span text:style-name="T31">(вербальных, формальных, физических и их возможных комбинаций)</text:span>.</text:p>
      <text:p text:style-name="P37"/>
      <text:p text:style-name="P37"/>
      <text:p text:style-name="P4"><text:soft-page-break/>Лекция 2</text:p>
      <text:p text:style-name="P182">Вербальные выразительные свойства — язык двух модальностей: речь и текст. </text:p>
      <text:p text:style-name="P184">Значительно многообразнее формальные выразительные средства. К ним относятся схемы, графики, картины, <text:span text:style-name="T32">звук, цвет, свет, математический язык в виде формул, уравнений и других абстрактных конструкций, как точка, множество, пространство и тд, языки программирования, аудио, видео, мультимедиа.</text:span></text:p>
      <text:p text:style-name="P185">Физические выразительные средства — упрощенные и уменьшенные копии реальных объектов, <text:span text:style-name="T33">соответствующие критериям подобия, которое гарантирует идентичность процессов в уменьшенной копии и реальном объекте. </text:span></text:p>
      <text:p text:style-name="P185"/>
      <text:p text:style-name="P185"/>
      <text:p text:style-name="P186">Критерий подобия — критерий Рейндолье.</text:p>
      <text:p text:style-name="P186"/>
      <text:p text:style-name="P187">Классы моделей: вербальные (естественным языком), изобразительные (в виде схем, графиков, рисунков), живописные модели ( в виде художественных полотен и картин), математические модели (также называют аналитические), программные модели, <text:span text:style-name="T34">физические (также известны как моторные) модели, видео модели, аудио модели, мультимедийные модели.</text:span></text:p>
      <text:p text:style-name="P187"/>
      <text:p text:style-name="P188"><text:span text:style-name="T3">Моделирование</text:span> — разработка и применение моделей для изучени<text:span text:style-name="T35">я и</text:span> понимания окружающей <text:span text:style-name="T35">действительности.</text:span></text:p>
      <text:p text:style-name="P188"/>
      <text:p text:style-name="P189"><text:span text:style-name="T3">Реальная действительность</text:span> — все то, что действует на органы чувств человека.</text:p>
      <text:p text:style-name="P190"><text:span text:style-name="T3">Виртуальная действительность</text:span> — все то, что искусственно создано и дополняет окружение человека.</text:p>
      <text:p text:style-name="P190"/>
      <text:p text:style-name="P200">Системы бывают разные</text:p>
      <text:p text:style-name="P190"><text:span text:style-name="T36">по способности к целеполаганию: </text:span><text:span text:style-name="T6">целенаправленные системы</text:span><text:span text:style-name="T36"> (системы предназначенные для целей, которые заданны из вне, заранее сформулированы), </text:span><text:span text:style-name="T6">целеустремленные системы</text:span><text:span text:style-name="T36"> (система, способная достигать сформулированных самостоятельно целей), </text:span><text:span text:style-name="T6">человеко — машинные системы</text:span><text:span text:style-name="T36"> (система, состоящая из двух частей: человека или коллектива людей и машинной части, и характеризующейся диспропорцией способностей частей к целеполаганию, человеко-машинная система ), </text:span><text:span text:style-name="T6">самоорганизующаяся система</text:span><text:span text:style-name="T36"> (динамическая и диссипативная система, которая, находясь в состоянии хаоса, способна самопроизвольно принять непредсказуемое состояние устойчивого порядка, единственный класс систем, которым, не применимо понятие цель). </text:span></text:p>
      <text:p text:style-name="P190"/>
      <text:p text:style-name="P191">Помимо всего система может быть автоматизированна.</text:p>
      <text:p text:style-name="P191"><text:span text:style-name="T3">Автоматизация</text:span> — это разработка средств вычислительной техники <text:span text:style-name="T37">и внедрение его в трудовую деятельность человека для усиления его интеллекта.</text:span></text:p>
      <text:p text:style-name="P192"><text:span text:style-name="T3">Интеллект</text:span> — <text:span text:style-name="T38">величина, характеризующая количественную способность разума.</text:span></text:p>
      <text:p text:style-name="P192"/>
      <text:p text:style-name="P193"><text:span text:style-name="T3">Автоматизированная система</text:span> — состоящая из человека или коллектива людей и средств вычислительной техники, организованных соответствующим образом. Необходимо иметь в виду, что автоматизация является частным случаем механизации. </text:p>
      <text:p text:style-name="P193"><text:span text:style-name="T5">Механизация</text:span><text:span text:style-name="T39"> — это <text:s/>разработка механических устройств (механизмов и машин) и внедрение их в трудовую деятельность человека с целью увеличения его мышечной энергии, повышения производительности труда и уменьшения вредных нагрузок на организм различной физической природы (физических, тепловых, энергетических, психических)</text:span></text:p>
      <text:p text:style-name="P193"/>
      <text:p text:style-name="P194"><text:span text:style-name="T3">Автомат</text:span> — это упорядоченное множество устройств, реализующее трудовые действия взамен человека, но под его контролем.</text:p>
      <text:p text:style-name="P219"><text:soft-page-break/><text:span text:style-name="T3">Автоматическая система</text:span> — это система состоящая из автоматов и функционирующая самостоятельно, но под контролем человека. </text:p>
      <text:p text:style-name="P195"/>
      <text:p text:style-name="P196"><text:span text:style-name="T3">Структурная схема</text:span> — упорядоченное множество <text:span text:style-name="T40">конструктивный</text:span> элементов и физических связей между ними.</text:p>
      <text:p text:style-name="P197"><text:span text:style-name="T3">Функциональные схемы</text:span> — упорядоченные множества реализуемых в системе функций и их логических связей.</text:p>
      <text:p text:style-name="P197"/>
      <text:p text:style-name="P198">Структурные и функциональные связи представляются в виде прямоугольников, соедин<text:span text:style-name="T43">енн</text:span>ых горизонтальными или вертикальными тонкими линиями, стрелками <text:span text:style-name="T41">(</text:span>однонаправленными или двунаправленными). <text:span text:style-name="T42">В прямоугольники вписываются названия либо конструктивного элемента, либо названия функции. При этом правила требуют, чтобы конструктивный (физический) элемент назывался именем существительным либо словосочетанием на основе существительного, а для названия функции должен использоваться глагол или глагольное словосочетание. Однако на реальных схемах это правило часто не выполняется, однако когда ситуация оказывается принципиальной, его нужно иметь ввиду. </text:span></text:p>
      <text:p text:style-name="P198"/>
      <text:p text:style-name="P199"><text:span text:style-name="T3">Управление</text:span> — перевод объекта их текущего состояния в требуемое.</text:p>
      <text:p text:style-name="P199"/>
      <text:p text:style-name="P212">Система управления<text:span text:style-name="T12"> — замкнутая система, состоящая из объекта управления и кон</text:span><text:span text:style-name="T14">тур</text:span><text:span text:style-name="T12">а обратной связи.</text:span></text:p>
      <text:p text:style-name="P201"><text:s/></text:p>
      <text:p text:style-name="P202"/>
      <text:p text:style-name="P202"/>
      <text:p text:style-name="P212"/>
      <text:p text:style-name="P218"><text:span text:style-name="T14">р</text:span><text:span text:style-name="T12">исунок 3</text:span></text:p>
      <text:p text:style-name="P202"/>
      <text:p text:style-name="P202"/>
      <text:p text:style-name="P202"/>
      <text:p text:style-name="P202"/>
      <text:p text:style-name="P212"/>
      <text:p text:style-name="P202"/>
      <text:p text:style-name="P202"/>
      <text:p text:style-name="P203">Различается два контура обратной связи: положительный и отрицательный, если при управлении входной контур изменяется в одном управлении — тот этот контур положительный.</text:p>
      <text:p text:style-name="P203">Если при управлении входной вектор меняется в обоих направлениях — тот этот контур отрицательный.</text:p>
      <text:p text:style-name="P203"/>
      <text:p text:style-name="P213"><text:span text:style-name="T12">Контур обратной связи мо</text:span><text:span text:style-name="T16">ж</text:span><text:span text:style-name="T12">ет быть реализован по-разному, </text:span><text:span text:style-name="T15">важен способ реализации контура обратной связи:</text:span></text:p>
      <text:list xml:id="list2416751327958857948" text:style-name="L3">
        <text:list-item>
          <text:p text:style-name="P295"><text:span text:style-name="T12">С</text:span><text:span text:style-name="T15"> </text:span><text:span text:style-name="T12">помощью автоматов — система автоматического управления (</text:span><text:span text:style-name="T44">САУ</text:span><text:span text:style-name="T12">), означающая что управление осуществляется системой самостоятельно без участия человека, но под его контролем</text:span></text:p>
        </text:list-item>
        <text:list-item>
          <text:p text:style-name="P295"><text:span text:style-name="T12">С помощью человека или коллектива людей — </text:span><text:span text:style-name="T17">включая и те случаи, когда человек или коллектив использует измерительну</text:span><text:span text:style-name="T18">ю</text:span><text:span text:style-name="T17"> аппаратуру, вычислительные устройства, </text:span><text:span text:style-name="T18">но управляющ</text:span><text:span text:style-name="T19">ее решение человек или коллектив принимает самостоятельно. В этом случае мы имеем дело с ручной системой управления (</text:span><text:span text:style-name="T45">РСУ</text:span><text:span text:style-name="T19">)</text:span></text:p>
        </text:list-item>
        <text:list-item>
          <text:p text:style-name="P296"><text:span text:style-name="T12">В контур обратной связи, реализуемой автоматом, включен человек или коллектив. В этом случае имеет место автоматическая система управления (</text:span>АСУ<text:span text:style-name="T12">)</text:span></text:p>
        </text:list-item>
      </text:list>
      <text:p text:style-name="P204"/>
      <text:p text:style-name="P214"><text:soft-page-break/><text:span text:style-name="T12">Системы автоматического управления используются в тех случаях, когда объект управления хорошо структурирован</text:span><text:span text:style-name="T20"> (досконально изучен и для него построена адекватная (описывающая неточно, но достаточно приближенно) математическая или физическая модель) Это любой летательный аппарат, который на отдельных интервалах своей траектории может работать автоматически от начала до конца.</text:span></text:p>
      <text:p text:style-name="P205"/>
      <text:p text:style-name="P205"/>
      <text:p text:style-name="P205"/>
      <text:p text:style-name="P205"/>
      <text:p text:style-name="P215"><text:span text:style-name="T20">М</text:span><text:span text:style-name="T12">ожет ли быть система управления разомкнутой</text:span></text:p>
      <text:p text:style-name="P206"/>
      <text:p text:style-name="P206"/>
      <text:p text:style-name="P216">Лекция 4</text:p>
      <text:p text:style-name="P207">Социально-технологические объекты — большинство промышленных предприятий.</text:p>
      <text:p text:style-name="P207">Социально-организационные объекты — мин<text:span text:style-name="T51">и</text:span>стерства, ведомства, и другие организации.</text:p>
      <text:p text:style-name="P208">Рис 4</text:p>
      <text:p text:style-name="P208"/>
      <text:p text:style-name="P207">Обладают рядом особенностей:</text:p>
      <text:list xml:id="list2882203358685878389" text:style-name="L4">
        <text:list-item>
          <text:p text:style-name="P250">Значительный удельный вес человеческого фактора (включенные в систему люди наделены конкретными функциями, для реализации которых они выполняют в большей своей части повседневную рутинную работу, <text:span text:style-name="T46">решая одни и те же задачи для разных исходных данных)</text:span></text:p>
        </text:list-item>
        <text:list-item>
          <text:p text:style-name="P251">Значительные информационные потоки, которые формируют многочисленные сообщения, причем не автоматические, а специально выделенными для этого специалистами, т. е. Со значительной долей ручного труда, <text:span text:style-name="T47">при этом специалисты могут использовать соответствующие устройства и вычислительную технику.</text:span></text:p>
        </text:list-item>
        <text:list-item>
          <text:p text:style-name="P252">Управляющее воздействие не вычисляется, а принимаются и вырабатываются управленческие решения, в том числе и на коллегиальной основе с использованием специальным образом структурированной разнообразной информации, <text:span text:style-name="T48">в том числе и мультимедийной, в реальном режиме времени.</text:span></text:p>
        </text:list-item>
        <text:list-item>
          <text:p text:style-name="P253">Принятые управленческие решения реализуются не автоматически, а человеком, т. е. Первым лицом на объекте управления и его аппаратом</text:p>
        </text:list-item>
        <text:list-item>
          <text:p text:style-name="P254">Возникает <text:span text:style-name="T49">аддитивная</text:span> необходимость создавать и поддерживать с последующим совершенствованием <text:span text:style-name="T49">привлекательный</text:span> имидж объекта <text:span text:style-name="T49">на основе специально подобранной деловой и рекламной информации и удовлетворять информационные потребности сторонних потребителей.</text:span></text:p>
        </text:list-item>
        <text:list-item>
          <text:p text:style-name="P255">Способность удовлетворять информационные потребности населения в широком смысле этого слова, <text:span text:style-name="T50">исключая непосредственный контакт с чиновниками.</text:span></text:p>
        </text:list-item>
      </text:list>
      <text:p text:style-name="P38">Перечисленные особенности характерны системам двух выделенных видов.</text:p>
      <text:p text:style-name="P38"/>
      <text:p text:style-name="P38"/>
      <text:p text:style-name="P39"><text:span text:style-name="T3">Классы пользователей </text:span>автоматизированных систем </text:p>
      <text:list xml:id="list793898008532730311" text:style-name="L5">
        <text:list-item>
          <text:p text:style-name="P256"><text:span text:style-name="T3">Лица принимающие решения (ЛПР)</text:span> — первое лицо в организации или на предприятии, директор, генеральный д<text:span text:style-name="T52">ирр</text:span>ектор</text:p>
        </text:list-item>
        <text:list-item>
          <text:p text:style-name="P256"><text:span text:style-name="T3">Лица готовящие решение (ЛГР)</text:span> — аппарат первого лица</text:p>
        </text:list-item>
        <text:list-item>
          <text:p text:style-name="P257"><text:span text:style-name="T3">Коллегия (КЛГ)</text:span> — в научно исследовательском институте — научно исследовательский совет. </text:p>
        </text:list-item>
        <text:list-item>
          <text:p text:style-name="P258"><text:span text:style-name="T3">Лица реализующие сценарий (ЛРС)</text:span> </text:p>
        </text:list-item>
        <text:list-item>
          <text:p text:style-name="P258"><text:span text:style-name="T3">Лица выполняющие работу</text:span> — многочисленные специалисты, выполняющие повседневную работу.</text:p>
        </text:list-item>
        <text:list-item>
          <text:p text:style-name="P259"><text:span text:style-name="T3">Лица исполняющие решение (ЛИР)</text:span> — принятое решение необходимо реализовать</text:p>
        </text:list-item>
        <text:list-item>
          <text:p text:style-name="P297"><text:soft-page-break/>Лица готовящие информацию (ЛГИ)</text:p>
        </text:list-item>
        <text:list-item>
          <text:p text:style-name="P260"><text:span text:style-name="T3">Лица, пользующиеся информацией ЛПИ</text:span> -сторонние пользователи, желающие удовлетворить свои информационные потребности</text:p>
        </text:list-item>
        <text:list-item>
          <text:p text:style-name="P260"><text:span text:style-name="T3">Лица, обеспечивающие функционирование системы</text:span>, к этому классу относятся пользователи, для которых автоматизированная информационная система является предметом труда.</text:p>
        </text:list-item>
      </text:list>
      <text:p text:style-name="P40">Перечисленные классы — это пользователи, для которых АСОИУ является орудием труда, в том смысле, что они <text:span text:style-name="T54">используют</text:span> эту систему для получения информации, необходимой для осуществления действий в своей профессиональной <text:span text:style-name="T54">деятельности.</text:span> </text:p>
      <text:p text:style-name="P40"/>
      <text:p text:style-name="P40">АИС <text:s/>(Автоматизированная исполнительная система) нуждается в обслуживании</text:p>
      <text:p text:style-name="P40"/>
      <text:p text:style-name="P41">Других классов пользователей по большому счету не существует, все пользователи вписываются в <text:s/>существующие.</text:p>
      <text:p text:style-name="P41"/>
      <text:p text:style-name="P41"/>
      <text:p text:style-name="P41"/>
      <text:p text:style-name="P42">Понятие автоматизированная система обработки информации и управления — <text:span text:style-name="T53">это система управления,в контур обратной связи которой включена автоматизированная информационная система.</text:span></text:p>
      <text:p text:style-name="P42"/>
      <text:p text:style-name="P43">Рис 5 <text:span text:style-name="T55">(Графическая модель АСОИУ)</text:span></text:p>
      <text:p text:style-name="P43"/>
      <text:p text:style-name="P43"/>
      <text:p text:style-name="P45">Определение слова «Архитектура»</text:p>
      <text:p text:style-name="P44">В далекой древности, вся техника называлась - «техник», если замечали что-то наиболее красивое, то называли это «Архитектоник» - совершенное, целесообразное, изящное. Человека который творил что-то изящное, назвали «архитектор». <text:span text:style-name="T56">Для древних греков, архитектура — конечный результат творчества. Исходя из этих соображений:</text:span></text:p>
      <text:p text:style-name="P44"/>
      <text:p text:style-name="P46"><text:span text:style-name="T3">Архитектура</text:span> — результат творческого процесса, характеризующийся полезностью и эстетичностью.</text:p>
      <text:p text:style-name="P46"/>
      <text:p text:style-name="P47">Конечно нужно понимать, что архитектура — сложное понятие, поэтому существует множество определений, характеризующих это понятие. Важным является то, что архитектура является составной частью того или иного словосочетания.</text:p>
      <text:p text:style-name="P47"/>
      <text:p text:style-name="P48"><text:span text:style-name="T3">Архитектура объект</text:span><text:span text:style-name="T7">а</text:span> — <text:span text:style-name="T57">это внешний вид или облик объекта без учета его внутреннего устройства или внутреннего строения, как совокупность реальных и чувственных признаков, устанавливающих или определяющих отношение между человеком и объектом. Отношения могут быть положительными или отрицательными, рациональными или нерациональными, враждебными или дружественными.</text:span></text:p>
      <text:p text:style-name="P43"/>
      <text:p text:style-name="P50">Определение понятия Архитектура АСОИУ</text:p>
      <text:p text:style-name="P49"><text:span text:style-name="T3">Архитектура АСОИУ</text:span> — это внешний облик или вид системы, представляемый в виде схем, графиков, таблиц, описаний и тд, без учета внутреннего строения (устройства) системы.</text:p>
      <text:p text:style-name="P49"/>
      <text:p text:style-name="P51">Важным является то, что в этом определении отсутствует чувственный аспект, тархитектура рассматриваемая с точки зрения созерцания.</text:p>
      <text:p text:style-name="P51"/>
      <text:p text:style-name="P51"/>
      <text:p text:style-name="P51"/>
      <text:p text:style-name="P5"><text:soft-page-break/>Лекция 5</text:p>
      <text:p text:style-name="P52"/>
      <text:p text:style-name="P52"><text:span text:style-name="T3">Архитектура АСОИУ</text:span> — понятная, привлекательная и простая информационно — технологическая среда профессиональной деятельности пользователей. <text:span text:style-name="T58">Среда жизнедеятельности пользователей. Среда жизнедеятельности людей.</text:span></text:p>
      <text:p text:style-name="P52"/>
      <text:p text:style-name="P52"/>
      <text:p text:style-name="P53">Сетевое общество это определение учитывает <text:span text:style-name="T59">чувственный</text:span> аспект, учитывает то, что пользователь не сторонний наблюдатель, а его <text:span text:style-name="T59">непосредственная</text:span> главная составляющая часть.</text:p>
      <text:p text:style-name="P56"/>
      <text:p text:style-name="P53"/>
      <text:p text:style-name="P54">Понятность — достижение конкретного смысла при минимуме знаний</text:p>
      <text:p text:style-name="P54"/>
      <text:p text:style-name="P54"><text:span text:style-name="T3">Привлекательность</text:span> — особенность чего-то, определяющая естественную бес принуждения потребность человека в нем</text:p>
      <text:p text:style-name="P54"/>
      <text:p text:style-name="P55"><text:span text:style-name="T3">Простота</text:span> — возможность повседневного использования чего-либо без значимого интелектуального напряжения</text:p>
      <text:p text:style-name="P55"/>
      <text:p text:style-name="P55"/>
      <text:p text:style-name="P57">Любая автоматизированная система должна создаваться не для человека, а с человеком</text:p>
      <text:p text:style-name="P57"/>
      <text:p text:style-name="P58">Интклектуальная технологическая среда — интелектуальность представляется интелектом разработчиков и определяется интеллектом пользователей, в зависимости от опыта пользователей зависит результативность деятельности пользователя в его сфере.</text:p>
      <text:p text:style-name="P58">Информационая составляющая определяется информацией, под которой подразумивается информация вводимая, выводимая, результаты обработки, и программы, вссе они создают субстанцию, которую нельзя пощупать, поторгать, посмотреть, но она превратилась в мощную экономическую составляющую</text:p>
      <text:p text:style-name="P58">Технологическая составляющая — часть системы, которая определяется многими факторами: историческими, культурными и прочими.</text:p>
      <text:p text:style-name="P58"/>
      <text:p text:style-name="P58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164"><text:soft-page-break/>Примеры АСОИУ</text:p>
      <text:list xml:id="list3986961142557507826" text:style-name="L6">
        <text:list-item>
          <text:p text:style-name="P261">ГАС «Контур»</text:p>
        </text:list-item>
        <text:list-item>
          <text:p text:style-name="P261">ГАС «Выборы»</text:p>
        </text:list-item>
        <text:list-item>
          <text:p text:style-name="P261">ГАС «ГРН»</text:p>
        </text:list-item>
      </text:list>
      <text:p text:style-name="P60"/>
      <text:p text:style-name="P60"/>
      <text:p text:style-name="P6">Контур</text:p>
      <text:p text:style-name="P61">Система предназначалась для управления народным хозяйством страны в мирное время и особый период. Начало системы относится к 1970 году. Первая очередь этой системы была создана в первой половине 70х годов (1975 — 1976).</text:p>
      <text:p text:style-name="P61"/>
      <text:p text:style-name="P62">Предпосылки:</text:p>
      <text:list xml:id="list3975243034760731813" text:style-name="L7">
        <text:list-item>
          <text:p text:style-name="P262">состояние холодной войны</text:p>
        </text:list-item>
        <text:list-item>
          <text:p text:style-name="P262">уровень научно технического развития средств вычислительной техники был уже достаточно высок и обеспечивал возможность создания подобной системы</text:p>
        </text:list-item>
      </text:list>
      <text:p text:style-name="P62"/>
      <text:p text:style-name="P63">Смысл любой системы состоит в ответе на вопрос, почему стало необходимым создать оперделенную систему.</text:p>
      <text:p text:style-name="P63"/>
      <text:p text:style-name="P63">Любая система создается для кого-то. «Контур» создвался для высших чинов управления страной в два возможных периода.</text:p>
      <text:p text:style-name="P63"/>
      <text:p text:style-name="P63">Физический смысл любой системы состоит в ответе на вопрос, для кого система создана, конкретно «Контур» - генсек ЦК КПСС и председатель совета министров.</text:p>
      <text:p text:style-name="P63"/>
      <text:p text:style-name="P63">Мы выделели два класса пользователей: ЛПР и ЛГР. </text:p>
      <text:p text:style-name="P63"/>
      <text:p text:style-name="P64">Каждая система характеризуется двумя видами целей: цель создания (что нужно конкретно создать?) и второй вид <text:s/>- цель функционирования (для чего это создано?)</text:p>
      <text:p text:style-name="P64"/>
      <text:p text:style-name="P7">Цели создания:</text:p>
      <text:list xml:id="list1983184417710233456" text:style-name="L8">
        <text:list-item>
          <text:p text:style-name="P263">Обеспечение живучести (способность системы выполнять свои функции при выходе из строя отдельных ее звеньев <text:span text:style-name="T60">в силу разрушительного действия внешней или окружающей среды</text:span>) системы</text:p>
        </text:list-item>
        <text:list-item>
          <text:p text:style-name="P264">Оборудовать пользователей системы автоматизированными рабочими местами <text:span text:style-name="T61">и обеспечить их взаимодействие в реальном масштабе времени</text:span></text:p>
        </text:list-item>
        <text:list-item>
          <text:p text:style-name="P265">Сформировать централизованную базу данных, <text:span text:style-name="T62">характеризующих текущее состояние народного хозяйства </text:span></text:p>
        </text:list-item>
      </text:list>
      <text:p text:style-name="P65"/>
      <text:p text:style-name="P8">Цели функционирования:</text:p>
      <text:list xml:id="list512946233254600808" text:style-name="L9">
        <text:list-item>
          <text:p text:style-name="P266">Введение централизованной базы данных (накопление, хранение, обновление, поиск)</text:p>
        </text:list-item>
        <text:list-item>
          <text:p text:style-name="P267">Информационное обслуживание пользователей системы в реальном масштабе времени</text:p>
        </text:list-item>
        <text:list-item>
          <text:p text:style-name="P268">Оперативный контроль и управление народным хозяйством</text:p>
        </text:list-item>
      </text:list>
      <text:p text:style-name="P66"/>
      <text:p text:style-name="P66"/>
      <text:p text:style-name="P66"/>
      <text:p text:style-name="P66"/>
      <text:p text:style-name="P9">Лекция 6</text:p>
      <text:p text:style-name="P66"/>
      <text:p text:style-name="P67">Т — табло отображения информации коллективного пользования.</text:p>
      <text:p text:style-name="P67"><text:soft-page-break/>Ахр — автоматизированное хранилище</text:p>
      <text:p text:style-name="P67">КС — каналы связи</text:p>
      <text:p text:style-name="P67">К — камутатор</text:p>
      <text:p text:style-name="P67">АЕРМЛПР — автоматизированное рабочее место лица, принимающего решение</text:p>
      <text:p text:style-name="P67">АРМЛГР — автоматизированные рабочие места лиц, готовящих решение</text:p>
      <text:p text:style-name="P67">УО — управляющий <text:span text:style-name="T63">орган</text:span> (объект)</text:p>
      <text:p text:style-name="P68">АРМЛИР — автоматизированное рабочее место лица, исполняющего решение</text:p>
      <text:p text:style-name="P69">АРМЛГИ — автоматизированное рабочее место лица, готовящего информацию</text:p>
      <text:p text:style-name="P70">СЖО — система жизнеобеспечения</text:p>
      <text:p text:style-name="P71">АСТ — административно-служебный персонал</text:p>
      <text:p text:style-name="P71"/>
      <text:p text:style-name="P84">ОУ — объекты управления — промышленные предприятия, местные органы власти, категорированные (закрытые) города</text:p>
      <text:p text:style-name="P72">Хв — входной вектор верхнего звена</text:p>
      <text:p text:style-name="P72">Хн — нижнего звена</text:p>
      <text:p text:style-name="P72">тонкая двунаправленная стрелка — электрическая связь</text:p>
      <text:p text:style-name="P72">двойная стрелочка — транспортная связь</text:p>
      <text:p text:style-name="P72"/>
      <text:p text:style-name="P73">Каждая из трех вычислительных систем (ВС1, ВС2, ВС3) состоит из двух ЭВМ, которые подключенны параллельно (одна рабочая, другая в горячем режиме)</text:p>
      <text:p text:style-name="P73"/>
      <text:p text:style-name="P73"/>
      <text:p text:style-name="P74"><text:span text:style-name="T64">ГАС Контур предназначена для управления народным хозяйством страны в мирное время или в особый период. Она состояла из управляющего органа (руководство страны), </text:span><text:s/><text:span text:style-name="T64">объектов управления, важных для народного хозяйства, рассредоточенных по территории страны и трех главных вычислительных центрах, территориально разобщенных для обеспечения необходимой живучести системы. Объекты управления, управляющий орган и главные вычислительные центры взаимодействовали на основе системы связи, реализованной с использованием государственных телефонных и телеграфных каналов связи. </text:span></text:p>
      <text:p text:style-name="P85">Система являлась целенаправленной человеко-машинной системой, которой для взаимодействия человека с машиной для ввода — вывода информации звенья системы были снабжены автоматизированными рабочими местами. Обработка информации в системе осуществлялась на ГВЦ на трех вычислительных системах (ВС1, ВС2, ВС3) объединенных в кольцо. Вычислительные системы вс1, вс3 осуществляли информационный обмен с нижними и верхними соответственно, а вс2 осуществляло накапливание, хранение, поиск информации и ее обработку, а также решение пользовательских задач и выдачи им информации по их запросам. Для управления народным хозяйством необходима информация характеризующая прошлое состояние объектов управления, которое вводилось в систему с автоматизированных рабочих мест ЛГИ ввиде донесений периодических (ДПР) и незамедлительных (ДНЗ). Управляющее воздействие принимаемое на управляющем органе (УО) на арм ЛПР вводились в систему ввиде указаний (УКЗ) и передавались для исполнения на автоматизированные рабочие места лиц исполняющих решения (арм лир). О результатах исполнения указания сообщалось на управляющий орган с помощью донесения в ответном указании (ДУК) вводимого в систему с армлги.</text:p>
      <text:p text:style-name="P75">Оперативное управление функционированием системы осуществлялось с контрольно-командного пункта (ККП) <text:span text:style-name="T66">оперативно-диспетчерским</text:span> персоналом на основе информации отображаемом на табло коллективного пользования (Т) <text:span text:style-name="T65">и автоматизированных рабочих местах диспетчеров о принадлежности. Для перевода систем из текущего состояния в требуемое использовались специальные управляющие сообщения и диррективы.</text:span></text:p>
      <text:p text:style-name="P76">Система функционировала в круглосуточном режиме с коротковременными ежедневыми отключениями для проведения профелактических и регламентных работ.</text:p>
      <text:p text:style-name="P76"/>
      <text:p text:style-name="P77"><text:soft-page-break/>Звенья системы размещались в специальных сооружениях, обеспечивающих живучесть системы. </text:p>
      <text:p text:style-name="P77"/>
      <text:p text:style-name="P77"/>
      <text:p text:style-name="P78"/>
      <text:p text:style-name="P80">Звено — это конструктивная и/или функциональная завершенная часть системы.</text:p>
      <text:p text:style-name="P81"><text:span text:style-name="T67">Нижние з</text:span>венья системы — объекты управления. Количество звеньев в серднем 350.</text:p>
      <text:p text:style-name="P82">Верхнее звено системы — управляющий орган. Одно звено.</text:p>
      <text:p text:style-name="P82">Центральное звено — главный вычислительный центр. Предполагалось 3 (фактически было исполнено 2)</text:p>
      <text:p text:style-name="P82">Система связи — в отличие от предыдущих звеньев, не сосредоточена (распределено в пространстве) </text:p>
      <text:p text:style-name="P82"/>
      <text:p text:style-name="P79">Информационные потоки системы.</text:p>
      <text:p text:style-name="P80">Х<text:span text:style-name="T68">н — Донесения периодические (регулярные донесения разной периодичностью: суточные, месячные, квартальные, годовые), Донесения незамедлительные (случайные донесения). Они характеризовали прошлое состояние объекта управления. Объем суточного периодического донесения — 1кб, месячного — 10кб, квартального — 100кб. Средний объем незамедлительного донесения — 2кб. Чем характеризуются эти случайные величины? Незамедлительное донесение — случайная величина. </text:span></text:p>
      <text:p text:style-name="P83">Интенсивность — в среднем 10 сообщений в (то ли секунду, то ли сутки)</text:p>
      <text:p text:style-name="P83"/>
      <text:p text:style-name="P83">Хв — входной вектор <text:span text:style-name="T69">верхнего звена</text:span>— указания, запросы <text:span text:style-name="T70">на поиск информации в базе данных системы</text:span>, задания на решение задач. <text:span text:style-name="T71">Указание — случайное сообщение. Интенсивность указаний — 100 указаний в сутки. Средний объем указаний — 1000 байт. Запрос на поиск информации — случайная величина, объем запроса — 500 байт. Интенсивность запросов — 5000 в сутки. Задание на решение задач: интенсивность — 50 заданий в сутки, объем задания в среднем 500 байт.</text:span></text:p>
      <text:p text:style-name="P83"/>
      <text:p text:style-name="P83"/>
      <text:p text:style-name="P86">Yн — выходной вектор на нижних звеньях — указание <text:span text:style-name="T72">поступающее с верхнего звена, управляющего органа</text:span>, квитанции, технологические распоряжения ТРП и ТРН. <text:span text:style-name="T72">Эти сообщения формируются автоматически самой системой. Предназначены для тех случаев, если сообщение принято системой -отправителю отправляется квитанция, об принятии его сообщения. ТРП — технологическое расположение на повторный ввод, иногда с подсказкой. Таких повторных вводов может быть несколько. Обычно 2 или 3. </text:span></text:p>
      <text:p text:style-name="P92">ТРН — технологическое сообщение о неприеме. Это внештатная ситуация. К проблеме подключаются специальные спеуиалисты, чтобы понять, что произошло</text:p>
      <text:p text:style-name="P86"/>
      <text:p text:style-name="P86"/>
      <text:p text:style-name="P87">Yв - Сводки — документ, сформированный системой на основе переодических донесений, в которых содержится интегральная информация, на основе принятых и обработанных переодических сообщений. Это незамедлительное донесение, которое характеризует ситуацию на объекте. </text:p>
      <text:p text:style-name="P83"/>
      <text:p text:style-name="P43"/>
      <text:p text:style-name="P87">Xотп — директива</text:p>
      <text:p text:style-name="P87">Yотп — справка, выдоваемая <text:span text:style-name="T74">на рабочее место</text:span>, выводимая на табло</text:p>
      <text:p text:style-name="P87"/>
      <text:p text:style-name="P88">Директива — управляющее воздействие, передписывающее персоналу осуществить переход из текущего состояния в требуемое. <text:span text:style-name="T73">Объем директивы — 100 байт. Усредненная </text:span><text:soft-page-break/><text:span text:style-name="T73">интенсивность — 50 директив в смену. Такая же интенсивность и в отношении справок. Размер справки — 2800 байт</text:span></text:p>
      <text:p text:style-name="P88"/>
      <text:p text:style-name="P88"/>
      <text:p text:style-name="P88"/>
      <text:p text:style-name="P10">Задачи, решаемые системой</text:p>
      <text:p text:style-name="P89">Система предназначена для решения двух типов задач: пользовательских (функциональных) <text:s/>и технологических</text:p>
      <text:p text:style-name="P89">Функциональные задачи — результаты которых предназначены для удовлетворения <text:span text:style-name="T75">информационной</text:span> потребности пользователей верхнего хвена системы.</text:p>
      <text:p text:style-name="P89"/>
      <text:p text:style-name="P90">Технологические задачи — задачи, результаты, которых предназначены для <text:span text:style-name="T75">удовлетворения</text:span> <text:span text:style-name="T75">информационной</text:span> потребности оперативно-диспетчерского персонала.</text:p>
      <text:p text:style-name="P90"/>
      <text:p text:style-name="P91">Функциональные задачи</text:p>
      <text:list xml:id="list8259227569563231346" text:style-name="L10">
        <text:list-item>
          <text:p text:style-name="P269">Контроль состояния объектов управления — задача, решаемая с помощью переодических донесений</text:p>
        </text:list-item>
        <text:list-item>
          <text:p text:style-name="P269">Управление объектами нижних ззвеньев — задача, решаемая, с помощью указания</text:p>
        </text:list-item>
        <text:list-item>
          <text:p text:style-name="P269">Контроль исполнения принятых решений — с помощью донесений <text:s/>переодических и сводных в ответных указаниях</text:p>
        </text:list-item>
        <text:list-item>
          <text:p text:style-name="P269">Оперативное информирование об черезвычайных ситуациях — ДНЗ</text:p>
        </text:list-item>
        <text:list-item>
          <text:p text:style-name="P269">Решение специальных задач (план — разработка планов развития народного хозяйства на определенный фиксированный период времени, снабжение — распределение ресурсов между важными для страны объектами, контроль — строительства и ввода в эксплуатацию важных для страны объектов)</text:p>
        </text:list-item>
      </text:list>
      <text:p text:style-name="P91"/>
      <text:p text:style-name="P93">Технологические задачи </text:p>
      <text:list xml:id="list3827076962938329358" text:style-name="L11">
        <text:list-item>
          <text:p text:style-name="P270">Контроль функционирования системы — решалась с помощью СПП</text:p>
        </text:list-item>
        <text:list-item>
          <text:p text:style-name="P270">Управление функционированием системы — ДИР</text:p>
        </text:list-item>
        <text:list-item>
          <text:p text:style-name="P298"><text:span text:style-name="T12">Ремонт и восстановление </text:span><text:span text:style-name="T27">программно-технических</text:span><text:span text:style-name="T12"> средств — СЖО</text:span></text:p>
        </text:list-item>
      </text:list>
      <text:p text:style-name="P93"/>
      <text:p text:style-name="P93"/>
      <text:p text:style-name="P11">Техническое обеспечение системы</text:p>
      <text:p text:style-name="P165"><text:span text:style-name="T12">Вычислительная способность была реализована на больших ЭВМ единой серии ЕС ЭВМ</text:span><text:span text:style-name="T21"> (ЕС — 1010, ЕС — 1030, </text:span><text:span text:style-name="T22">ЕС — 1050)</text:span></text:p>
      <text:p text:style-name="P94"/>
      <text:p text:style-name="P166"><text:span text:style-name="T12">Управляющие органы были реализованы на базе </text:span><text:span text:style-name="T23">абонентские пункты </text:span><text:span text:style-name="T12">АП — 2 </text:span><text:span text:style-name="T23">(электромеханические устройства, способные только вводить или выводить информацию, без обработки)</text:span><text:span text:style-name="T12">, АП — </text:span><text:span text:style-name="T23">(на основе микропроцессорной техники, более совершенные устройства, обладающие возможностью </text:span><text:span text:style-name="T12">,</text:span><text:span text:style-name="T23">проводить некоторые простейшие операции)</text:span><text:span text:style-name="T12"> АП — 60</text:span></text:p>
      <text:p text:style-name="P95"/>
      <text:p text:style-name="P96">Каналы связи — телефонные и телеграфные линии</text:p>
      <text:p text:style-name="P96"/>
      <text:p text:style-name="P12">Программное обеспечение системы</text:p>
      <text:p text:style-name="P97">Программное обеспечение: общее программное обеспечение и специальное програмное обеспечение</text:p>
      <text:p text:style-name="P97">Общее программное обеспечнеие включает операционную систему, програмная система управления телеобработкой, система управления вычислительным процессом, система управления базы данных</text:p>
      <text:p text:style-name="P97"/>
      <text:p text:style-name="P167"><text:span text:style-name="T12">Операционная система синхронизирует работу технических средств и протекающих или реализуемых в них процессов — основное </text:span><text:span text:style-name="T24">предназначение</text:span><text:span text:style-name="T12"> операционной системы.</text:span></text:p>
      <text:p text:style-name="P98"><text:soft-page-break/>Операционная система является <text:span text:style-name="T75">интеллектуальной</text:span> составляющей любой эвм.</text:p>
      <text:p text:style-name="P98"/>
      <text:p text:style-name="P98">Система управления телеобработкой — основная функция, реализующая ввод информациии в систему и вывод из нее результатов обработки</text:p>
      <text:p text:style-name="P98"/>
      <text:p text:style-name="P99">Система управления вычислительным процессом — основная функция — контроль процессов обработки информации в системе.</text:p>
      <text:p text:style-name="P99"/>
      <text:p text:style-name="P100">Система управления базами данных (СУБД) — накопление информации в системе, ее хранение, обновление поиск и обработка.</text:p>
      <text:p text:style-name="P100"/>
      <text:p text:style-name="P168"><text:span text:style-name="T12">В системе контур использовалась операционная система 6.0, КИКС и ДИСОД — адаптированный вариант </text:span><text:span text:style-name="T27">американского</text:span><text:span text:style-name="T12"> Adanas.</text:span></text:p>
      <text:p text:style-name="P101"/>
      <text:p text:style-name="P101">На каждой вычислительной системе стояло своя операционная система. КИКС на вс1 и вс3. ДИСОД — на вс2.</text:p>
      <text:p text:style-name="P101"/>
      <text:p text:style-name="P101"/>
      <text:p text:style-name="P101"/>
      <text:p text:style-name="P169"><text:span text:style-name="T12">Специальное </text:span><text:span text:style-name="T27">программное</text:span><text:span text:style-name="T12"> обеспечение — </text:span><text:span text:style-name="T27">программное</text:span><text:span text:style-name="T12"> обеспечение, которое разрабатывается специально под систему и не подлежит </text:span><text:span text:style-name="T27">разглашению</text:span></text:p>
      <text:p text:style-name="P169"><text:span text:style-name="T12"><text:s/>Состоит из програ</text:span><text:span text:style-name="T27">м</text:span><text:span text:style-name="T12">много средств</text:span><text:span text:style-name="T25">а</text:span><text:span text:style-name="T12"> защиты и програм</text:span><text:span text:style-name="T25">м</text:span><text:span text:style-name="T12">ное средств</text:span><text:span text:style-name="T26">а</text:span><text:span text:style-name="T12"> решения задач пользователя.</text:span></text:p>
      <text:p text:style-name="P102"/>
      <text:p text:style-name="P103">Необходимой составляющей любой системы является информационное обеспечение. </text:p>
      <text:list xml:id="list6823249460260895783" text:style-name="L12">
        <text:list-header>
          <text:p text:style-name="P271">Составляющими информационной составляющей системы являлись</text:p>
        </text:list-header>
        <text:list-item>
          <text:p text:style-name="P271">оперативная информация, формируемая на основе входных и выходных информационных сообщений</text:p>
        </text:list-item>
        <text:list-item>
          <text:p text:style-name="P271"><text:span text:style-name="T75">обще системная</text:span> информация, состоящая из классификатора товаров и услуг и вторая составляющая — нормативно, правовые акты</text:p>
        </text:list-item>
        <text:list-item>
          <text:p text:style-name="P272">Программное <text:span text:style-name="T75">обеспечение</text:span> как информационные данные</text:p>
        </text:list-item>
      </text:list>
      <text:p text:style-name="P104"/>
      <text:p text:style-name="P104"/>
      <text:p text:style-name="P13">Лекция 7</text:p>
      <text:p text:style-name="P105">Организационное обеспечение ГАС «Контур». ГАС действовала как самостоятельная организация, которая оперативное управление функционирования ссистемы осуществлял оперативно-диспетчерский персонал, а общее руководство системой, как самостоятельно-хозяйствующего субъекта — административно-служебным персоналом. Оба перссонала присутствуют на служебной схеме системы. </text:p>
      <text:p text:style-name="P105"/>
      <text:p text:style-name="P106">Рассмотрим две организационные структуры (орг-структуры): асп и одп. </text:p>
      <text:p text:style-name="P106"/>
      <text:p text:style-name="P106"><text:span text:style-name="T76">Организация — объединение людей действующих по единым правилам</text:span> <text:span text:style-name="T76">для достижения общей цели или целей. </text:span></text:p>
      <text:p text:style-name="P106"/>
      <text:p text:style-name="P107">Оперативно-диспетчерский персонал осуществлял управление системой, осуществлял переход из текущего состояния в требуемое.</text:p>
      <text:p text:style-name="P107">А административно-служебный персонал во главе с руководством выоплнял функции руководства, т. е. Обеспечивал совместную деятельность служебного персонала, для достижения целей.</text:p>
      <text:p text:style-name="P107"/>
      <text:p text:style-name="P107">Структура — упорядоченное множество элементов и их логических связей <text:span text:style-name="T77">(или отношений). </text:span></text:p>
      <text:p text:style-name="P108"><text:soft-page-break/>Структурная схема — упорядоченное множество конструктивных элементов и их ф<text:span text:style-name="T79">и</text:span>зическ<text:span text:style-name="T78">их</text:span> связ<text:span text:style-name="T78">ей</text:span></text:p>
      <text:p text:style-name="P108"/>
      <text:p text:style-name="P109">Функциональная схема — упорядоченное множество функция и их логических связей.</text:p>
      <text:p text:style-name="P109"/>
      <text:p text:style-name="P110">Структура — упорядоченное множество элементов и их отношений.</text:p>
      <text:p text:style-name="P111">Отношение в структуре базируется на основе властных взаимоотношений.</text:p>
      <text:p text:style-name="P111"/>
      <text:p text:style-name="P112">После создания системы по мере ее освоения и эксплуатации возникает необходимость в наращивании ее функциональных возможностей и решения новых пользовательских задач, в связи с этим в состав административно-служебного персонала включен зам по развитию. </text:p>
      <text:p text:style-name="P112"/>
      <text:p text:style-name="P113">КДПУ — контрольно диспетчерский пункт управления</text:p>
      <text:p text:style-name="P113"/>
      <text:p text:style-name="P114">Каждой ячейке структуры соответствуют права и обязанности. Фактически контингент <text:span text:style-name="T80">специалистов</text:span> представленных в схеме и есть кадровое обеспечение.</text:p>
      <text:p text:style-name="P114"/>
      <text:p text:style-name="P114"/>
      <text:p text:style-name="P115">Свойства системной структуры.</text:p>
      <text:list xml:id="list2944828262339932619" text:style-name="L13">
        <text:list-item>
          <text:p text:style-name="P273">Уникальность системы (система не имела аналогов)</text:p>
        </text:list-item>
        <text:list-item>
          <text:p text:style-name="P274">Масштабность (система покрывала не менее 80% СССР)</text:p>
        </text:list-item>
        <text:list-item>
          <text:p text:style-name="P275">Капиталоемкость исчисляемая сотнями миллионов рублей</text:p>
        </text:list-item>
        <text:list-item>
          <text:p text:style-name="P275">численность персонала около тысячи человек</text:p>
        </text:list-item>
        <text:list-item>
          <text:p text:style-name="P275">Программное обеспечение уникальное и универсальное (несколько миллионов команд)</text:p>
        </text:list-item>
        <text:list-item>
          <text:p text:style-name="P275">Коллектив головной организации разработчиков порядка 7 тыс человек</text:p>
        </text:list-item>
        <text:list-item>
          <text:p text:style-name="P275">В разработке системы участвовало более 10 организаций включая Академию наук СССР, три академии союзных республик <text:span text:style-name="T81">(украинская, эстонская, армянская, белорусская) научно-исследовательские, монтажные...</text:span></text:p>
        </text:list-item>
        <text:list-item>
          <text:p text:style-name="P276">Состав специалистов — системо-техники, <text:span text:style-name="T82">аналитики, программисты (системные, прикладные), специалисты по информации, инженеры.</text:span></text:p>
        </text:list-item>
        <text:list-item>
          <text:p text:style-name="P277">В число разработчиков входило около 15 докторов наук, более 100 кандидатов наук</text:p>
        </text:list-item>
        <text:list-item>
          <text:p text:style-name="P277">Процессы создания системы было подготовлено и защищено 10 докторских диссертаций и более 50 кандидатских </text:p>
        </text:list-item>
      </text:list>
      <text:p text:style-name="P116"/>
      <text:p text:style-name="P117"/>
      <text:p text:style-name="P14">Лекция 12</text:p>
      <text:p text:style-name="P118">Система имела несколько модернизаций, связанных с заменой систем связи и происходило наращивание. Сейчас система покрывает всю территорию страны, включая все участковые комиссии. </text:p>
      <text:p text:style-name="P119">Опыт полученный при создании гас «Контур» разрабатывали и гас «Выборы». В основном в разработке участвовали те же специалисты.</text:p>
      <text:p text:style-name="P119">Технические средства используемые в системе</text:p>
      <text:p text:style-name="P119"/>
      <text:p text:style-name="P15">Нестрактурированная топология лвс, на базе которой построена глобальная вычислительная сеть этой системы</text:p>
      <text:p text:style-name="P119">В гас «Выборы» использована «Enthernet» - это кабель к которому полдключаются специальные устройства.</text:p>
      <text:p text:style-name="P119"/>
      <text:p text:style-name="P120">….</text:p>
      <text:p text:style-name="P120"/>
      <text:p text:style-name="P120"/>
      <text:list xml:id="list467828092018117763" text:style-name="L14">
        <text:list-header>
          <text:p text:style-name="P278"><text:soft-page-break/>Условные обозначения на схеме: </text:p>
        </text:list-header>
        <text:list-item>
          <text:p text:style-name="P278">з — заглушка</text:p>
        </text:list-item>
        <text:list-item>
          <text:p text:style-name="P278">п — повторитель</text:p>
        </text:list-item>
        <text:list-item>
          <text:p text:style-name="P278">р — разветвитель</text:p>
        </text:list-item>
        <text:list-item>
          <text:p text:style-name="P278">ск — сетевая карта</text:p>
        </text:list-item>
        <text:list-item>
          <text:p text:style-name="P278">рс — рабочая станция</text:p>
        </text:list-item>
        <text:list-item>
          <text:p text:style-name="P278">Пр — принтер</text:p>
        </text:list-item>
        <text:list-item>
          <text:p text:style-name="P278">Ск — сканер</text:p>
        </text:list-item>
        <text:list-item>
          <text:p text:style-name="P278">В — видеопроектор</text:p>
        </text:list-item>
        <text:list-item>
          <text:p text:style-name="P279">Э — экран</text:p>
        </text:list-item>
        <text:list-item>
          <text:p text:style-name="P279">АРМ — автоматизированное рабочее место (их много, порядка нескольких десятков)</text:p>
        </text:list-item>
      </text:list>
      <text:p text:style-name="P120"/>
      <text:p text:style-name="P124">Сервера:</text:p>
      <text:list xml:id="list1467781430033320539" text:style-name="L15">
        <text:list-item>
          <text:p text:style-name="P280">ФС1 — файловый сервер</text:p>
        </text:list-item>
        <text:list-item>
          <text:p text:style-name="P280">ФБД — сервер базы данных</text:p>
        </text:list-item>
        <text:list-item>
          <text:p text:style-name="P280">Спр — сервер приложений</text:p>
        </text:list-item>
        <text:list-item>
          <text:p text:style-name="P280">СОИК - Сервер отображения информации коллективного пользования</text:p>
        </text:list-item>
        <text:list-item>
          <text:p text:style-name="P280">схд — сервер хранилища данных</text:p>
        </text:list-item>
        <text:list-item>
          <text:p text:style-name="P280"><text:s/>сэп — сервер электронной почты</text:p>
        </text:list-item>
        <text:list-item>
          <text:p text:style-name="P280">wс - web-сервер </text:p>
        </text:list-item>
        <text:list-item>
          <text:p text:style-name="P280">ск - сервер криптозащиты</text:p>
        </text:list-item>
        <text:list-item>
          <text:p text:style-name="P280">са - сервер аутентификации</text:p>
        </text:list-item>
        <text:list-item>
          <text:p text:style-name="P280">скэп - сервер ключей электронной <text:span text:style-name="T87">подписи</text:span></text:p>
        </text:list-item>
        <text:list-item>
          <text:p text:style-name="P280">сби - сервер безопасности информации</text:p>
        </text:list-item>
        <text:list-item>
          <text:p text:style-name="P280">СКм - сервер коммуникации <text:span text:style-name="T84">\</text:span></text:p>
        </text:list-item>
        <text:list-item>
          <text:p text:style-name="P281">Сгп — сервер графопостроитель</text:p>
        </text:list-item>
        <text:list-item>
          <text:p text:style-name="P281">Сп - сервер печати</text:p>
        </text:list-item>
        <text:list-item>
          <text:p text:style-name="P281">Сцп - сервер цветной печати</text:p>
        </text:list-item>
      </text:list>
      <text:p text:style-name="P120"/>
      <text:p text:style-name="P121">Данная топология называется топология «Шина»</text:p>
      <text:p text:style-name="P121">Повторители необходимы для усиления передаваемого машине сигнала. <text:span text:style-name="T83">Повторители позволяют обеспечить длину шины в несоклько километров. </text:span></text:p>
      <text:p text:style-name="P122">Разветвители предназначеныы для подключения оборудования.</text:p>
      <text:p text:style-name="P122">Заглушки служат для гашения передаваемого сигнала. Чтобы погасить передаваемую волну. (чтобы сигнал не пошел в обратную сторону)</text:p>
      <text:p text:style-name="P122">Рабочая станция и серверы — персональные компьютеры, но у <text:s/>них есть принципиальные различия: рабочая станция размещается на автоматизированнгом рабочем месте пользователя, в силу этого компьютер долэен обладать соответствующим дизайном с хорошим, как правило цветным, экраном, технические характеристики (память, быстродействие) могут быть средние. Как правило рабочая станция — недорогой компьютер. Она предназначена для индивидуальноого использования — находится в полном распоряжении пользователя. </text:p>
      <text:p text:style-name="P122">Рабочий сервер — мощный и надежный, дорогостоящий персональный компьютер, как правило не отличающийся изысканностью дизайна. Сервер должен иметь большую оперативную и внешнюю память и высокое быстродействие. Сервер предназначен для коллективного использования. На сервере как правило обрабатываются и хранятся большие объемы информации, поэтому он должен быть исключительно надежным. Непосредственно с сервером взаимодействует обслуживающий персонал, поэтому нет жестких требований к дизайну. </text:p>
      <text:p text:style-name="P122">Эти различия различают рабочи<text:span text:style-name="T84">й</text:span> станции и серверы.</text:p>
      <text:p text:style-name="P122"/>
      <text:p text:style-name="P123"><text:soft-page-break/>Называется так потому что исключая из этой топологии ненужные элементы, можно получить топологию искомой системы.</text:p>
      <text:p text:style-name="P123"/>
      <text:list xml:id="list187541123780254939" text:style-name="L16">
        <text:list-item>
          <text:p text:style-name="P282"><text:span text:style-name="T85">КСА - </text:span>Комплекс средств автоматизации </text:p>
        </text:list-item>
        <text:list-item>
          <text:p text:style-name="P282">ЦИК — центральная избирательная комиссия</text:p>
        </text:list-item>
        <text:list-item>
          <text:p text:style-name="P283">автоматизированное рабочее место подготовки информации для интернет пользователей</text:p>
        </text:list-item>
        <text:list-item>
          <text:p text:style-name="P284">Система отображения информации коллективного пользования, а на основе него реализован пресс централизованной</text:p>
        </text:list-item>
        <text:list-item>
          <text:p text:style-name="P284">атвоматизированные рабочие места системного администратора, диспетчера связи, диспетчера службы безопасномти информации </text:p>
        </text:list-item>
        <text:list-item>
          <text:p text:style-name="P284">МВОС — Московская волоконно-оптическая связь</text:p>
        </text:list-item>
        <text:list-item>
          <text:p text:style-name="P285">Модем — обеспечивает связь в сеть связи общего пользования.</text:p>
        </text:list-item>
        <text:list-item>
          <text:p text:style-name="P286">Автоматизированные рабочие места операторов связи </text:p>
        </text:list-item>
      </text:list>
      <text:p text:style-name="P125"/>
      <text:p text:style-name="P125"/>
      <text:p text:style-name="P125"/>
      <text:p text:style-name="P125"/>
      <text:p text:style-name="P16">Лекция 13</text:p>
      <text:p text:style-name="P125">Сегодня в ГАС «Выюоры» используется 6 вычислительных машинно</text:p>
      <text:p text:style-name="P125"><text:s/></text:p>
      <text:p text:style-name="P125">посредством коммутатора км7 лвс образуют интегрированную локальную вычислительную сеть</text:p>
      <text:p text:style-name="P125"/>
      <text:p text:style-name="P125">Первая и вторая лвс предназначены для центарльной избирательной комиссии. На лвс1 арм председателя цик и членов цик, там же арм пресс центра, и там же арм оператора подготовки информации для интернет поратла системы на компакт-дисках</text:p>
      <text:p text:style-name="P125"/>
      <text:p text:style-name="P125">Вторая вычислительная сеть — для сотрудников цик</text:p>
      <text:p text:style-name="P125"/>
      <text:p text:style-name="P125">Все остальные расположенны на территорях федерального центра </text:p>
      <text:p text:style-name="P125"/>
      <text:p text:style-name="P125">3 ЛВС — для персонала</text:p>
      <text:p text:style-name="P125">4ЛВС — реализует центральную базу данных сиистемы гас Выборы. Отдельные ее фрагменты принадлежат другим звеньям системы. </text:p>
      <text:p text:style-name="P125"/>
      <text:p text:style-name="P126">Независимый массив жестких дисков — НМЖД — выполняет две функции: повышает скорость записи и считывания информации и обеспечивает <text:span text:style-name="T86">требуемую</text:span> высокую надежность базы данных. </text:p>
      <text:p text:style-name="P126"/>
      <text:p text:style-name="P125"/>
      <text:p text:style-name="P127">На этом звене еще две лвс. Одна принадлежит финансовуму управлению, вторая — выполняет функцию подготовки информации для интернет порталов.</text:p>
      <text:p text:style-name="P127"/>
      <text:p text:style-name="P127"/>
      <text:p text:style-name="P127"/>
      <text:p text:style-name="P128">Структурная схема КСА(КГС)</text:p>
      <text:p text:style-name="P128"><text:span text:style-name="T88">КТС избирательной комиссии субъекта Российской Федерации</text:span> </text:p>
      <text:p text:style-name="P129">КМ — ко<text:span text:style-name="T89">м</text:span>мутатор</text:p>
      <text:p text:style-name="P129">РС — рабочая станция</text:p>
      <text:p text:style-name="P129">арм пользователей — рабочее место председателя, юриста, системного администратора (оператора), диспетчера связи и оператора службы обеспечения безопасности информации.</text:p>
      <text:p text:style-name="P130"><text:soft-page-break/>СБД — сервер базы данных </text:p>
      <text:p text:style-name="P130">Спр — сервер приложений</text:p>
      <text:p text:style-name="P130">Wс — веб сервер</text:p>
      <text:p text:style-name="P130">СА — сервер аутентификации</text:p>
      <text:p text:style-name="P130">Скл — сервер ключей электронной подписи</text:p>
      <text:p text:style-name="P131">ФС — файл сервер</text:p>
      <text:p text:style-name="P131">КТС защиты — комплекс технических средств защиты</text:p>
      <text:p text:style-name="P131">СП — сервер печати</text:p>
      <text:p text:style-name="P131">РС — рабочая станция</text:p>
      <text:p text:style-name="P131">В — видеопроектор</text:p>
      <text:p text:style-name="P131">Э — экран</text:p>
      <text:p text:style-name="P131">ВМ — видео магнитофон</text:p>
      <text:p text:style-name="P131">Микрофон — аппаратура аудио-видео конференц связи</text:p>
      <text:p text:style-name="P132">КТС подготовки графической информации, отображения информации коллективного пользования и аудио-видео конференц связи</text:p>
      <text:p text:style-name="P133">Сэп — сервер электорнной почты</text:p>
      <text:p text:style-name="P133">Телефонная сеть общего пользования — ТФОП</text:p>
      <text:p text:style-name="P133">Скм — коммуникационный сервер</text:p>
      <text:p text:style-name="P133">МР — маршрутизатор</text:p>
      <text:p text:style-name="P134">ЛС — линии с региональным узлом комутации</text:p>
      <text:p text:style-name="P134">РЕЗ ЛС — резервная линия связи с региональным узлом комутации</text:p>
      <text:p text:style-name="P135">КТССПД — комплекс техничексих средств связи и передачи данных</text:p>
      <text:p text:style-name="P135"/>
      <text:p text:style-name="P135"/>
      <text:p text:style-name="P135"/>
      <text:p text:style-name="P136">Структурная схема комплекса средств автоматизации <text:span text:style-name="T91">подсистемы связи </text:span>передачи данных <text:span text:style-name="T91">ГАС Выборы</text:span></text:p>
      <text:p text:style-name="P137">КСА — комплекс средств автоматихации </text:p>
      <text:p text:style-name="P137">ФЦС — федеральный центр связи</text:p>
      <text:p text:style-name="P137">Центтр космической связи снабженный антеной — ЦКС</text:p>
      <text:p text:style-name="P137">ССОП — система связи общего пользования </text:p>
      <text:p text:style-name="P138">КСА ТУК — комплекс средств автоматизации территориального узла комутации</text:p>
      <text:p text:style-name="P138">УКС — узел космической связи снабженный антенной</text:p>
      <text:p text:style-name="P139">странные стрелочки — радиоволны</text:p>
      <text:p text:style-name="P139"><text:span text:style-name="T90">эллипсы</text:span> — системы связи общего пользования</text:p>
      <text:p text:style-name="P139"><text:s/><text:span text:style-name="T90">ИКСРФ — избирательная коммиссия субъекта российской федерации</text:span></text:p>
      <text:p text:style-name="P140">ТИК — территориальная избирательная комиссия</text:p>
      <text:p text:style-name="P140">УД — узел доступа</text:p>
      <text:p text:style-name="P140">УИК — участковые избирательные комиссии</text:p>
      <text:p text:style-name="P140">КОИБ — комплекс обработки избирательных биллютеней</text:p>
      <text:p text:style-name="P140">КЭГ — комплекс электорного голосования</text:p>
      <text:p text:style-name="P140">ТИ — традиционные избирательные у<text:span text:style-name="T92">рна</text:span></text:p>
      <text:p text:style-name="P138"/>
      <text:p text:style-name="P138"/>
      <text:p text:style-name="P141">Недостатки:</text:p>
      <text:p text:style-name="P141">при передачи биллютени к ней имеет доступ человек</text:p>
      <text:p text:style-name="P141">и нестандартные виды биллютеней</text:p>
      <text:p text:style-name="P141"/>
      <text:p text:style-name="P141">Процесс голосования сводится к тому, что вместо бумажной биллютени избирателю выдается карта со штрих-кодом. С этой картой избиратель в кабине принимает собственное решение, прикладывает карту к сенсорному экрану, высвечивается биллютень. Он делает выборпосредством прикосновения, он, после подтверждения осуществляется распечатка <text:soft-page-break/>биллютени, она отображается на экране, после сравнения электронной копии с бумажной, получает приглашение завершить голосование, при этом твердая (отпечатанная) копия исчезает, процесс головования завершается, комплекс готов к приему следущего избирателя, дальнейшие действия осуществляются автоматически, обработка голосов автоматически. Резкльтаты обработки голосования передаются посредством канала связи челну областной избирательной комиссии или распечатываются и подписываются председателем избирательного участка.</text:p>
      <text:p text:style-name="P141"/>
      <text:p text:style-name="P142">Проблема заключается в том, что когда наступает омент референдума, то квазимоментно, лавинообразно идет процесс волеизлияния большого количесва гра<text:tab/>ждан населения, и возникает большое количество распределенной по территории страны источники разнородной информации, включающей речь, мультимедиа. Она в течение коротуогог времени появляется во многиз местах системы, которая трудна для обоработки. <text:span text:style-name="T93">Этп проблема решается путем рассосредоточения базы данных. Разработка распределенной базы данных включает три шага:</text:span></text:p>
      <text:p text:style-name="P143">анализ предметной области (избирательного процесса) на основе построения предметной модели, которая является основанием для концептуальной модели, которая в конечном счете трансформируется в физическую модель.</text:p>
      <text:p text:style-name="P143">Основная задача концептуальной модели — выявление главного и отсеяние второстепенного. Выделяются схожие, близкие объекты и после этого для каждого объекта определяется его сущность. Для сущности определяются связи между ними, которые представляются или в виде иерархической модели, или сетевой. В первом случае имеется место графовая модель базы данных. Во втором — традиционная (обычная).</text:p>
      <text:p text:style-name="P143">Сущность — абстрактный сосуд, куда можно складывать объекты. </text:p>
      <text:p text:style-name="P144">Построение физической базы данных — конкретные объекты определяются конкретными узлами, где будет находится данный фрагмент базы.</text:p>
      <text:p text:style-name="P170"><text:s/>В дальнейшем при использовании подготовленной базы данных необходимо </text:p>
      <text:list xml:id="list2955119453010812272" text:style-name="L17">
        <text:list-item>
          <text:p text:style-name="P299">ее своевременно пополнять,</text:p>
        </text:list-item>
        <text:list-item>
          <text:p text:style-name="P299"><text:s/>обеспечивать сохранность базы данных (обеспечение безопасности базы) </text:p>
        </text:list-item>
        <text:list-item>
          <text:p text:style-name="P299">Поиск информации и своевременное представление ее пользователям</text:p>
        </text:list-item>
      </text:list>
      <text:p text:style-name="P170">Названные проблемы и задачи успешно решены в гас Контур. </text:p>
      <text:p text:style-name="P170"/>
      <text:p text:style-name="P171">Програмное обеспечение гас Выборы</text:p>
      <text:p text:style-name="P171"/>
      <text:p text:style-name="P171"/>
      <text:p text:style-name="P172">Техническое обеспечение гас Выборы</text:p>
      <text:p text:style-name="P173">Техническим обеспечением являются телефонные какналы связи общего пользования, Московская оптоволоконная сеть, оптоволоконные магистральные какналы связи территориальных узлов коммутации, рабочие станции, серверы.</text:p>
      <text:p text:style-name="P174">Серверы используют процессоры pentium3, многоядерные, в зависимости от звена используется от 1 до 8 ядер. Объем оперативной памяти от 2 до 30 гигабайт. <text:span text:style-name="T94">Внешняя память на жестких магнитных дисках. Количество дисков — до 12. </text:span></text:p>
      <text:p text:style-name="P175">Рабочие станции на процессорах pentium4, однопроцессорные, одноядерные, оперативная память до 10 гигабайт, внешняя память на жестких магнитных дисках. </text:p>
      <text:p text:style-name="P175">Серверы имеют бесперебойное питание, развитый мониторинг для контроля за состоянием програмно-технической среды с автоматической очисткой памяти.</text:p>
      <text:p text:style-name="P175"/>
      <text:p text:style-name="P177">Программное обеспечение</text:p>
      <text:p text:style-name="P176">Состоит из общего и специального ПО. </text:p>
      <text:p text:style-name="P176">Общее — сетевая организационная система, програмные средства сетевого управления, програмные средства отображения информации коллективного пользования, програмные средства разработки приложений, програмные средства пользователлей, электронная почта, <text:soft-page-break/>сервер хранилища данных, коммуникационный сервер, <text:span text:style-name="T95">сервер базы данных, сервер приложений. </text:span></text:p>
      <text:p text:style-name="P176"/>
      <text:p text:style-name="P176">Специальное програмное обеспечение — програмные средства защиты, програмные средства решения задач пользователей.</text:p>
      <text:p text:style-name="P176"/>
      <text:p text:style-name="P178">ПО защиты можно приобрести на рынке, но они могут настраиваться на конкретное применение обеспечивая приемлемую защиту информации и системы в общем.</text:p>
      <text:p text:style-name="P178"/>
      <text:p text:style-name="P180">Информационное обеспечение системы</text:p>
      <text:p text:style-name="P179">Справочный фонд, информационный фонд, технологический фонд. </text:p>
      <text:p text:style-name="P179">Справочный фонд — общесистемные справочники и общероссийский классификатор</text:p>
      <text:p text:style-name="P145">Технологический фонд — орг. Документы, технологическая схема базы данных, <text:span text:style-name="T96">параметры настройки системы (режимы проведения избирательных процессов и референдумов, котороые охватывают все три уровня, режимы связанные с проведением региональных или местных выборов, режим одновременного проведения избирательных процессов на всех трех уровнях и отдельно но параллельно на региональном или местном уровне, работа системы в периоды отстутствия избирательных процессов или референдумов (техника предоставляется пользователям на местах)). </text:span></text:p>
      <text:p text:style-name="P146">Информационный фонд — списки избирателей, оперативная информация (содержащая результаты голосования, информацию, подготовленную по запросам пользователей).</text:p>
      <text:p text:style-name="P146"/>
      <text:p text:style-name="P147">Система была использована во второй половине 90х годов, основные решения сохранены и в системе сегодняшнего дня. Изменения каснулись функциональной части, числа и качества решаемых задач. Цели сформулированные в самом начале польностью достигнуты. Изначально система вызывала жесткую критику, однако ситуация изменилась.</text:p>
      <text:p text:style-name="P147"/>
      <text:p text:style-name="P147"/>
      <text:p text:style-name="P147"/>
      <text:p text:style-name="P148">ГАС Государственный регистр населения</text:p>
      <text:p text:style-name="P149">ГАС ГРН — система будущего. Само название систтемы свидетельствует о том, что система должна обрабоатывать информацию касающуюся населения страны и отдельных ее граждан. Известно что разработана и успешно функционирует ряд ведомственных АСУ, принадлежащих федеральной налоговой службе, <text:s/>оборонной службе и тд… ведомственная автоматизированная система мчс, федеральная система миграционной службы, сисстема принажлежащая цик. Общим для низ является то, что все оин собирают базы данных, в которых фигурирует информация, касающаяся тех или иных аспектов населения страны. Очевидно, почему бы на основе ведомственных баз данных не сформировать интегрированную бд гас грн, мета системы, более масштабнойй и сложной по сравнению с ведомственными системами. Эта идея начала обсуждаться в рамках программы «Электронная Россия» (2002 — 2010). Эти обсуждения не завершились по сей день, однако отдельные части, не взаимодействующие между собой уже созданы, функционируют и развиваются. Целостная система еще не создана. </text:p>
      <text:p text:style-name="P149"/>
      <text:p text:style-name="P149">Суть этой системы в общем виде — предполагается, каждому гражданину страны присвоить индивидуальный персональный идентификатор, который бы сопровождал человека от момента его роддения до конца жизни. Очерчивая его жизненную траекторию. Это справедливо и по отношению к любому другому гражданину, прибывшему в страну на временной или постоянной основе. Структура этого идентификатора, а также его правомерность с позиции этики, гуманности и свободы личности являлась и до сих пор является предметом научных и публичных дискуссий. Первоначально, против присвоения <text:soft-page-break/>человеку персонального идентификатора выступала русская православная церковь, однако последнее время она смягчила свою позицию.</text:p>
      <text:p text:style-name="P149"/>
      <text:p text:style-name="P149">Объективные основания для создания такой системы: террористические акты? <text:span text:style-name="T97">Экологические проблемы, миграционные процессы, техногенные катастрофы, информационные возможности позволяют без силового воздецствия выводить из строя важные объекты, потенциально-оппасные конфликты в связи с социальным неравенством, на межнациональной почве, наконец, это претензии на мировое глобальное господство и всевозможное санкционное давление, а также враждебность отдаленных государств. Все это в савокупности и является предпосылкой создания такой системы. </text:span></text:p>
      <text:p text:style-name="P150">Негатив, лежащий в основе этих факторов является следствием психической, нравственной и моральной несовершенства людей. Именно такие люди имеют высокий общественный статус и распоряжаются производством и оружием и способны оказывать негативно-разрушающее влияние не только на социально-моральную атмосыферу и на экологию в планетарном масштабе, но и повлиять на естественную революцию социо-природного универсума.</text:p>
      <text:p text:style-name="P150"/>
      <text:p text:style-name="P151">В настоящее время существуют технические возможности для вживление в человека микрочипов для отслеживания его поведения. В некоторых странах уже существуют попытки законодательного обеспечения проведения электронного наблюдения за жизнедеятельностью социума и отслеживанием его разума. В этом направллении проводятся серьезыны работы и разработки во многих государствах.</text:p>
      <text:p text:style-name="P151"/>
      <text:p text:style-name="P151">Пример гас грн говорит о том что разрабоки любой уникальной крупномасштабной системы предшествует этап листания научно-исследовательских и предварительных конструкторских работ. В некотором приближении: </text:p>
      <text:p text:style-name="P151"/>
      <text:p text:style-name="P151"><text:span text:style-name="T3">Цели назначения</text:span>: система предназначена для федерального органа уполномоченного осуществлять контроль человеческого ресурса в стране и его регулирование. Специализированного такого органа на данный момент у нас нет, но вопросы связанные с созданием подобной системы обсуждаются на <text:span text:style-name="T99">уровне</text:span> правительства.</text:p>
      <text:p text:style-name="P17"/>
      <text:p text:style-name="P151"><text:span text:style-name="T3">Цели создания</text:span>: расширение и углубление циф<text:span text:style-name="T99">и</text:span>резации страны. Оказание населению электронных услуг с надежными процедурами интенсификации и аутентификации. Это создание единой базы данных населения. <text:s/>И на ее основе <text:span text:style-name="T98">метрики д</text:span>ля его описания с точностью до гражданина.</text:p>
      <text:p text:style-name="P151"/>
      <text:p text:style-name="P151"><text:span text:style-name="T3">Цели функционирования</text:span>: введение единой базы данных населения, <text:span text:style-name="T98">на основе метрики управления человеческим ресурсом в стране. Выявление негативных тенденций в поведении отдельных групп и граждан и выработка рекомендаций по их нейтрализации. </text:span></text:p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8"><text:soft-page-break/>3 семестр</text:p>
      <text:p text:style-name="P183">В первом семестре мы попытались в системном порядке дать важные понятия. Система, объект, специфический объект «черный ящик». Высказывая конструкцию мы не раскрываем ее суть, однако подразумеваем некоторые действия, что является черным ящиком.</text:p>
      <text:p text:style-name="P209">Будучи простым по форме, он является сложным по содержанию. Мы познакомились с известным понятием «управление». Упомянули об «руководстве», попытались выяснить их специфику.</text:p>
      <text:p text:style-name="P209">Важным понятием была «информация», определений которого в литературе очень много. Мы дали свое определение.</text:p>
      <text:p text:style-name="P209">Все эти термины и понятия являются моделью окружающей действительности.</text:p>
      <text:p text:style-name="P209">Рассмотрели вопросы связанные с автоматизацией.</text:p>
      <text:p text:style-name="P209">Дали опираясь на это классы пользователей, 8-9 классов пользователей, которые справедливы для любой автоматизированной информационной системы. В реальной практике каждый пользователь может называться иначе, но он вписывается в один из определенных классов. </text:p>
      <text:p text:style-name="P209">Сосредоточили свое внимание на понятии «архитектура».</text:p>
      <text:p text:style-name="P210">Обратили внимание на тот реальный факт, который заключается в сближении до соединения и взаимопроникновения вычислительной техники и человека (пользователя). </text:p>
      <text:p text:style-name="P210">Уже сейчас имеет место симбиоз человека и вычислительной техники. Уже сейчас имеет место вживление чипов в живой органи<text:span text:style-name="T101">з</text:span>м. С условием этого объекта было сформированно нетрадиционное определение АСОИУ. «Информационная среда жизнедеятельности человека».</text:p>
      <text:p text:style-name="P211">Каждый из нас, сознательно или не сознательно, погружаемся в эту среду. Необходимо комфортно чувствовать себя в ней, выживать, жить. Эта среда распростроняется, укореняется. Наряду с интернетом появился интернет вещей. Сама идея имеет не менее чем 20 летнюю историю. Сейчас тенденция перешла в массовый характер. Чеовек окружен миллиардами вещей. Менее 1% <text:span text:style-name="T100">этих </text:span>вещей снабжены датчиками, позволяющими контролировать в реальном режиме работы вещей. <text:span text:style-name="T100">Уже сейчас, когда всего 1% объединены в сеть, они генерируют в час объем информации равный объему информации за целый прошлый год. Появилась проблема big data. </text:span></text:p>
      <text:p text:style-name="P211"/>
      <text:p text:style-name="P217"><text:s/><text:span text:style-name="T101">Какие тенденции вытекают из трех рассмотренных систем? </text:span></text:p>
      <text:list xml:id="list8066395162845931707" text:style-name="L18">
        <text:list-item>
          <text:p text:style-name="P287">Каждая система была разработана в определенный конкретный период времени, которые различались уровнем развития тезники и технологии. Процессы связанны с внедрением вычислительной техники.</text:p>
        </text:list-item>
        <text:list-item>
          <text:p text:style-name="P287">Каждая система возникала не сразу сама по себе, а проходила отдельные сопряженные между собо этапы. Идея-проект-монтаж. Каждая система живет, существует. </text:p>
        </text:list-item>
        <text:list-item>
          <text:p text:style-name="P287">Меняется сложность систем от простых к сложным. Т.е. наблюдается тененция возрастания сложности. Это является следствием усложнением объектов автоматизации, что связано с возрастанием объемов памяти</text:p>
        </text:list-item>
        <text:list-item>
          <text:p text:style-name="P287">Системы уникальны, т. е. Это продукты творческих процессов. Творчество является важным при создании современных систем и технологий.</text:p>
        </text:list-item>
      </text:list>
      <text:p text:style-name="P161"/>
      <text:p text:style-name="P161"/>
      <text:p text:style-name="P161"/>
      <text:p text:style-name="P161"/>
      <text:p text:style-name="P161"/>
      <text:p text:style-name="P220">Тенденции автоматизации</text:p>
      <text:p text:style-name="P181"><text:span text:style-name="T3">Автоматизация </text:span><text:span text:style-name="T12">— разработка средств вычислительной техники и технологий на их основе и внедрение их в жизнь человека с целью повышения производительности труда и снижения вредных нагрузок на организм человека. </text:span></text:p>
      <text:p text:style-name="P153"/>
      <text:p text:style-name="P181"><text:span text:style-name="T12">1. </text:span><text:span text:style-name="T3">Информационные барьеры</text:span></text:p>
      <text:p text:style-name="P153">Барьер — препятствие, преграда <text:span text:style-name="T102">при достижении чего-то.</text:span></text:p>
      <text:p text:style-name="P153"/>
      <text:p text:style-name="P155">Первый информационный барьер связан с ограниченными возможностями человека в обработке информации.</text:p>
      <text:p text:style-name="P19"/>
      <text:p text:style-name="P155"><text:span text:style-name="T8">Второй информационный барьер</text:span><text:span text:style-name="T104"> — ограниченные возможности коллективной обработки информации</text:span></text:p>
      <text:p text:style-name="P154"/>
      <text:p text:style-name="P156">Второй информационный барьер удалось преодалеть с помощью электронных вычислительных машин. <text:span text:style-name="T103">Первые электронно-вычислительные машины проводили с большой скоростью матиматические вычисления с помощью которых удалось обработать большие объемы информации. Первые электронно-вычислительные машины не могли накапливать и хранить большие объемы информации. Модели реализовывали хранение информации в виде банка данных — внешняя память с большим количеством информации. Его основной недостаток — информация не упорядочена и избыточна. И как результат требовалось большое время для того, чтобы найти нужную информацию в банке данных. </text:span></text:p>
      <text:p text:style-name="P156"/>
      <text:p text:style-name="P157"/>
      <text:p text:style-name="P157"/>
      <text:p text:style-name="P157"><text:span text:style-name="T3">Третий информационный барьер</text:span> — неспособность быстро обработать большой объем информацции электронно-вычислительной машиной с банком данных (вместилище, внешняя память эвм, хранящая большой объем неупорядоченной и избыточной информации)</text:p>
      <text:p text:style-name="P157"/>
      <text:p text:style-name="P157">Избыточность — одна и та же информацция присутствует в банке данных несколько раз</text:p>
      <text:p text:style-name="P157"/>
      <text:p text:style-name="P157">Между первым и вторым информационным барьерами 100 лет, то инженеры быстро придумали как преодалеть третий барьер разработав концепцию базы данных.</text:p>
      <text:p text:style-name="P157"/>
      <text:p text:style-name="P157"><text:span text:style-name="T3">База данных</text:span> — целостный, логически не противоречивый объект, являющийся моделью предметной области.</text:p>
      <text:p text:style-name="P159">База данных логически непротиворечива и неизмельчима. <text:span text:style-name="T105">Это максимально сократить временные затраты.</text:span></text:p>
      <text:p text:style-name="P157"/>
      <text:p text:style-name="P158"><text:span text:style-name="T3">Предметная область</text:span> — целостный физический объкт, в котором свойства логически связаны и взаимообусловлены.</text:p>
      <text:p text:style-name="P158"/>
      <text:p text:style-name="P158"/>
      <text:p text:style-name="P160">ЭВМ, снабженная базой данных, позволила преодалеть третий информационный барьер.</text:p>
      <text:p text:style-name="P160"/>
      <text:p text:style-name="P160">Еще одна неприятность связана с тем, что база данных хранит первичную информацию, для пользователя в связи с усложнением предметной области <text:span text:style-name="T107">оказались</text:span> крайне необходимыми вторичные данные (производимые из первичной информации) сначала появились локольные базы данных, а в связи с усложнением объектов автоматизации появились распределенные базы данных. <text:span text:style-name="T106">Вторичных данных в базе данных нет, чтобы их определить необходимо время. Этот недостаток ЭВМ с базой данных привел к четвертому информационному барьеру.</text:span></text:p>
      <text:p text:style-name="P160"/>
      <text:p text:style-name="P241"><text:soft-page-break/>Лекция 2</text:p>
      <text:p text:style-name="P221">(человек) → I информационный барьер</text:p>
      <text:p text:style-name="P221">(много людей) → II</text:p>
      <text:p text:style-name="P221">(эвм с банком данных) → III информационный барьер</text:p>
      <text:p text:style-name="P235">(эвм с базой данных) → IV</text:p>
      <text:p text:style-name="P235">(эвм с базой данных и хранилищем данных) → V</text:p>
      <text:p text:style-name="P235">(<text:span text:style-name="T117">вычислительный центр с базой данных и хранилищем) → VI</text:span></text:p>
      <text:p text:style-name="P235"/>
      <text:p text:style-name="P221"/>
      <text:p text:style-name="P221">Банк данных — информационный сосуд, куда навалом загружалась информация, получалась свалка. Он обладал избыточностью, поиск нужной информации был затруднен. В скором времени выяснилась неэффективность использования эвм с банком данных. Это вызвало третий информационный барьер. </text:p>
      <text:p text:style-name="P221">Учченые программисты придумали на замену банка данных базу данных. Примером банкак данных является корзина в компьютерах. </text:p>
      <text:p text:style-name="P221"/>
      <text:p text:style-name="P222">База данных: Представим некую ситуация (облачко с точками) А, ситуация содержит (точки) вещи, явления, события.</text:p>
      <text:p text:style-name="P223">Пример ситуации — <text:span text:style-name="T109">университет</text:span>, включающий корпуса, <text:span text:style-name="T109">оборудования</text:span>, коллективы людей и тд.</text:p>
      <text:p text:style-name="P223">Не все это интересует при создании <text:span text:style-name="T109">автоматизированных</text:span> систем, поэтому выделяются наиболее интересующие элементы из этого множества ситуации. <text:span text:style-name="T108">И Получают предметную область. Задача не только в выделении предметов, но и в установлении связей между ними. Получаем концептуальную модель.</text:span></text:p>
      <text:p text:style-name="P223"/>
      <text:p text:style-name="P223"><text:span text:style-name="T3">Предмет</text:span> — то что представляет интерес или заслуживает внимание.</text:p>
      <text:p text:style-name="P223"><text:span text:style-name="T3">Предметная область</text:span> — множество предметов.</text:p>
      <text:p text:style-name="P221"><text:span text:style-name="T3">Ситуация</text:span> — часть окружающей действительности. <text:s/></text:p>
      <text:p text:style-name="P221"/>
      <text:p text:style-name="P224">Для университета: студенты, преподаватели, лаборатории, кафедры… Это множество можно уменьшить выделив сущности. В качестве сущностей можно выделить безымянное, безличностное понятие студент, преподаватель, кафедра — некий абстрактный сосуд, который можно заполнять конкретными студентами, преподавателями… таким образом существенно сокращается количество сущностей. Между сущностями устанавливаются связи. ( 1 к 1, 1 к м, м к м). </text:p>
      <text:p text:style-name="P225">Таким образом можно преобразовать предметную область, где будут присутствовать сущности, между которыми будут присутствовать соответствующие логические связи. <text:s/>Таким образом мы получаем логическую модель базы данных.</text:p>
      <text:p text:style-name="P225"/>
      <text:p text:style-name="P226">Если логическую модель базу данных разместить на эвм, то получится организованная база данных, если ее разместить на различных звеньях системы — будет разделенная база даннных. Использ<text:span text:style-name="T110">ование</text:span> <text:span text:style-name="T110">ЭВМ</text:span> с базой данных позволило преодолеть третий информационный барьер.</text:p>
      <text:p text:style-name="P226"/>
      <text:p text:style-name="P227">Применение ЭВМ с базой данных. Информация, хранимая в базах данных -первичная информация, ее как правило не достаточно. Пользователей интересуют производные от первичных данные. Их необходимо формировать на основе первичных данных в ответ на з<text:span text:style-name="T111">а</text:span>просы пользователей. </text:p>
      <text:p text:style-name="P227"/>
      <text:p text:style-name="P228">Этот нюанс со временем оказался решающим. Существует тенденция возрастания объемов информации, распределение различных элементов на различных заеньях системы. <text:soft-page-break/>Это все привело к очередному информационному (четвертому) барьеру, обусловленному несовершенством базы данных. В первую очередь, она не содержит вторичных данных. </text:p>
      <text:p text:style-name="P229">Но нашелся выход из этой ситуации. Ситуация является типичной, она существует лет 10. Нашелся выход из положения — дополнить базу данных хранилищем данных. Где по возмодности, путем анализа предметной области в хранилище данных разместить вторичную информацию, <text:span text:style-name="T112">прогнозированную</text:span> аналитиками, и ее дополнять вторичными данными, формируемыми в ответ на запросы пользователей. </text:p>
      <text:p text:style-name="P229"/>
      <text:p text:style-name="P231">Вторичные данные — функция от первичных данных</text:p>
      <text:p text:style-name="P229"/>
      <text:p text:style-name="P230">Этот вариант позволил преодолеть 4 информационный барьер, но вскоре (особенно сейчас) проявляется неэффективность базы данных и хранилища. <text:span text:style-name="T113">В связи с разнообразием и сложностью предметных областей для контроля за функционированием объектов и их управлением не достаточно первичных и вторичных данных, о которых до сих пор шла речь. Пользователя интересуют скрытые неявные закономерности, существенные для того, чтобы принимать управленческие решения. </text:span></text:p>
      <text:p text:style-name="P231">Дело осложняется тем, что как правило они выходят за пределы ситуации А и распространяются за счет влияния внешней ситуации, не учтенной во время создания автоматизированной системы. Вначале проблема была в выявлении внешних возмущений, а для этого базы данных и хранилища оказалось недостаточно.</text:p>
      <text:p text:style-name="P232">В первую очередь недостаточно вычислительной мощности машин, на которых реализуются базы данных. </text:p>
      <text:p text:style-name="P301">Потребность выявления скрытых закономерностей и отсутствующие тут возможности. </text:p>
      <text:p text:style-name="P302">Некая функция от первичных данных, вторичных данных и времени, эвм, снабженная базой данных и хранилищем не может решать эту задачу. Возник 5 информационный барьер. </text:p>
      <text:p text:style-name="P233"/>
      <text:p text:style-name="P302">Самой мощной системой управления базой данных является oracle, он не может справиться с этой задачей. Хранилище данных тоже реализуется на мощных электронных машинах, но не может решить задачу хотя бы потому, что она выходит за рамки ситуации. </text:p>
      <text:p text:style-name="P302">Оказалась необходимым базу данных и хранилище данных дополнить центром обработки данных (дополнительным звеном). <text:s/></text:p>
      <text:p text:style-name="P234"><text:span text:style-name="T3">5 информационный барьер</text:span> обусловлен неэффективностью базы данных и хранилищем данных выявлять скрытые зависимости, которые становятся сейчас чрезвычайно важными. </text:p>
      <text:p text:style-name="P234"/>
      <text:p text:style-name="P234">Т.е. скрытые зависимости, принадлежат не отдельно взятой ситуации, а ареалам. Центр обработки данных использует информацию базы данных, хранилища даннных и информацию, принадлежащую ареалу.</text:p>
      <text:p text:style-name="P234">При переходе от первого барьера к последующему, этото пререходо сопровождается усложнением предметных областей и резким увеличением объемов обрабатываесой информации. Это явление получило название «больших данных». </text:p>
      <text:p text:style-name="P234">Принципиальное <text:span text:style-name="T115">отличие</text:span> заключается в том, что центр обработки данных предназначен для обработки больших массивов данных, он позволяет достичь наибольшего вычислительного ресурса на сегодня. </text:p>
      <text:p text:style-name="P234">Такой центр построен в Сбербанк и ряде других организаций. Интеллектуальный анализ данных является одним из принципиальных и важных направлений в сфере it, для этого создан достаточно обширный аналитический аппарат. Задача заключается в выборе из существующих методов адекватной модели предметной области, выбранный метод организовать в виде соответствующего вычислительного алгоритма, эффективного с точки зрения поиска и выявления существующих закономерностей. </text:p>
      <text:p text:style-name="P234"><text:soft-page-break/>В связи с <text:span text:style-name="T114">лавинообразным</text:span> нарастанием объемов обрабатываемой информации, <text:span text:style-name="T114">существующих аналитических методов для проведения интеллектуального анализа больших размеров данных, сейчас катастрофически не хватает. Усилия аналитиков направленны сейчас на модели, основанные на нейронных сетях.</text:span></text:p>
      <text:p text:style-name="P234"/>
      <text:p text:style-name="P235">Существует предел Бремермана <text:s/>= 10<text:span text:style-name="T116">93</text:span> бит информации. Если в процессе решения задачи прийдется обработать такой объем информации, физически не существует такой эвм, которая смогла бы обработать такой объем. Такие задачи называют <text:span text:style-name="T117">транс вычислительные</text:span> — не решаемые в наше время. Таких задач становится все больше. </text:p>
      <text:p text:style-name="P235"/>
      <text:p text:style-name="P236"><text:span text:style-name="T118">Шестой</text:span> информационный барьер будет обусловлен фактором трансциндентности (невозможность выполнить или сделать что-то).</text:p>
      <text:p text:style-name="P237">Признак шестого информационного барьера тарнсформируется в информационный хаос, который в полоном масштабе еще не наступил, но его признаки на бытовом уровне каждый из нас ощущал.</text:p>
      <text:p text:style-name="P237"/>
      <text:p text:style-name="P237"><text:span text:style-name="T3">Информационный хаос</text:span> — <text:span text:style-name="T119">ситуация, характеризующаяся непреодолимыми трудностями поиска или получения нужных данных при переизбытке доступной информации.</text:span></text:p>
      <text:p text:style-name="P234"/>
      <text:p text:style-name="P238"><text:span text:style-name="T3">Диалектика</text:span> (развитие, движения) <text:span text:style-name="T3">бытия такова, что реализованные проекты рождают новые идеи, которые приближают человека к ситуациям адекватной информационному хаосу.</text:span> <text:s/><text:span text:style-name="T9">Человек погружается в информационную стихию, в которой трудно найти необходимую информацию для принятия обоснованных решений и осуществлять целесообразное поведение.</text:span><text:span text:style-name="T120"> </text:span></text:p>
      <text:p text:style-name="P238"/>
      <text:p text:style-name="P239">В прагматическом плане повышение разнообразия и сложности реальной действительности (объектов, с которыми человеку призодится иметь дело) приводит к (чем дальше, тем чаще) к проблемам, которые трансформируются в кризисные ситуации. В посследнее время принимающие не только национальный, но и глобальный характер.</text:p>
      <text:p text:style-name="P239"/>
      <text:p text:style-name="P239">Кризис — резкий поворот, резкий срез, резкий слом.</text:p>
      <text:p text:style-name="P239"/>
      <text:p text:style-name="P239">Характерной особенностью любого кризиса - как правило любой кризис зреет в течение относительно длительного времени, однако в момент Х проявляется стремительно. В этот момент нет достоверной и адекватной информации для анализа того, что произошло и как устранять его последствия. То есть резко проявляется информационный голод. Который быстро трансформируется в информационный кризис. </text:p>
      <text:p text:style-name="P239"/>
      <text:p text:style-name="P240"><text:span text:style-name="T3">Информационный кризис</text:span> — это отсутствие в непривычных условиях и неожиданно нужной информации, знания, опыта и времени для принятия обоснованного решения. </text:p>
      <text:p text:style-name="P240"/>
      <text:p text:style-name="P240">Рассмотренные информационные барьеры, кризисные ситуации, информационный кризис по своей природе не зависят от воли человека. Однако информация — это на сегодняшний день и в ближайшей перспективе — экономическая категория, следовательно материальная. Отношение человека к информации сугубо мотивировано. <text:span text:style-name="T121">А поскольку человеку присуще эгоизм то этим обусловленно стремление получить личную выгоду, путем нанесения ущерба другим. </text:span></text:p>
      <text:p text:style-name="P240"/>
      <text:p text:style-name="P240"/>
      <text:p text:style-name="P240"/>
      <text:p text:style-name="P314"><text:soft-page-break/>Лекция 3</text:p>
      <text:p text:style-name="P304">К настоящему моменту человечество накопило 40 000 000млн экзобайт. Этот объем имеющейся информации продолжает увеличиваться с угрожающим ускорением, благодаря интернету вещей. </text:p>
      <text:p text:style-name="P304">На сегодняшний момент 6 информационный барьер еще не достигнут, но его признаки уже ощущаются. В связи с тем, что появляются <text:span text:style-name="T122">транс вычислительные</text:span> задачи, которые не могут быть решены. </text:p>
      <text:p text:style-name="P304">Опасность 6 информационного барьера в том, что он ведет к информационному хаосу. </text:p>
      <text:p text:style-name="P305">Вот здесь может наступить очередной барьер сложности. Те объекты с которыми человек взаимодействует сейчас и будет взаимодействовать в будущем будут обладать колоссальной сложностью.</text:p>
      <text:p text:style-name="P305"/>
      <text:p text:style-name="P306">Особого внимания заслуживает отношение человека к информации. Человек заинтересованно относится к информации, которая оказалась экономизированна. Важным фактором проявляется социально-социологические факторы. Главный состоит в том, что как отдельному человеку присущб эгоизм, так и группе людей, в том числе и правящей элите. Коллективный или личностный эгоизм лежит в основе группы людей, человека или государства преобрести личные выгоды ценою ущерба для других. В силу этого неминуемо возникают противоречия, переходящие в противостояния и завершающиеся нередко противоборством. В противоборстве поражающими элементами выступают фальсификаты и вирусы.</text:p>
      <text:p text:style-name="P307"><text:span text:style-name="T3">Фальсификат</text:span> — умышленно искаженный факт.</text:p>
      <text:p text:style-name="P307"><text:span text:style-name="T3">Факт</text:span> — то, что действительно произошло.</text:p>
      <text:p text:style-name="P307"><text:span text:style-name="T3">Вирус</text:span> — это специальная небольшая программа, которая принудительно внедряется в автоматизированную или информационную систему для наркшения работоспособности ее программного обеспечения.</text:p>
      <text:p text:style-name="P307"/>
      <text:p text:style-name="P307">И вот, фальсификаты и вирусы применяются для превращения противоборства в информационные и/или кибернетические войны.</text:p>
      <text:p text:style-name="P307"/>
      <text:p text:style-name="P307"><text:span text:style-name="T3">Война</text:span> — продолжение политики с использованием насилия.</text:p>
      <text:p text:style-name="P307"/>
      <text:p text:style-name="P307"><text:span text:style-name="T3">Информационная война</text:span> — продолжение политики посредством применения фальсификатов.</text:p>
      <text:p text:style-name="P307"><text:span text:style-name="T3">Кибернетическая война</text:span> — продолжение политики с использованием вирусов.</text:p>
      <text:p text:style-name="P307"><text:span text:style-name="T3"/></text:p>
      <text:p text:style-name="P307"><text:span text:style-name="T3">Политика</text:span> — <text:span text:style-name="T123">достижение цели без применения насилия путем уважительного и дружелюбного общения заинтересованных лиц. (Заинтересованные лица — дипломаты)</text:span></text:p>
      <text:p text:style-name="P308"><text:span text:style-name="T3">Дипломат</text:span> — человек, умеющий достигать цели путем умного и тонкого обращения с людьми. </text:p>
      <text:p text:style-name="P308"/>
      <text:p text:style-name="P308"/>
      <text:p text:style-name="P308">Фальсификаты и вирусы провоцируются человеком. Накопление фальсификатов приводят к неприятному явлению — образованию информационно-тиктаническим разломам.</text:p>
      <text:p text:style-name="P308"/>
      <text:p text:style-name="P308"><text:span text:style-name="T3">Информационно-тиктанический</text:span> разлом — скопление фальсификатов, то есть преднамеренно искаженной с различной интенсивностью и по разным направлениям информации.</text:p>
      <text:p text:style-name="P308"/>
      <text:p text:style-name="P308"><text:span text:style-name="T124">Информационные</text:span> барьеры, барьеры сложности и тд могут быть продалены совершенствованием средств вычислительной техники, возникает вопрос, а как можно <text:soft-page-break/>преодолеть информационно-тиктанический разлом информации, который специально инициализируется человечеством?</text:p>
      <text:p text:style-name="P309">В состоянии информационно-тиктонического разлома на данный момент находятся все ведущие государства. </text:p>
      <text:p text:style-name="P309"/>
      <text:p text:style-name="P309">Может ли быть преодолен сегодняшний информационный-тиктонический разлом?</text:p>
      <text:p text:style-name="P309">Информационно-тиктонический разрыв сможет преодолеть благоразумие правящей элиты. <text:s/>Зачастую, правящую элиту государств можно отнести к инфантийным людям, которые в отличие от детей играют танками и бомбами.</text:p>
      <text:p text:style-name="P309"/>
      <text:p text:style-name="P309">Что же лежит в основе благоразумия?</text:p>
      <text:list xml:id="list7515667784026942333" text:style-name="L19">
        <text:list-item>
          <text:p text:style-name="P288">дружелюбие</text:p>
        </text:list-item>
        <text:list-item>
          <text:p text:style-name="P288">примирение</text:p>
        </text:list-item>
        <text:list-item>
          <text:p text:style-name="P288">всепрощение</text:p>
        </text:list-item>
      </text:list>
      <text:p text:style-name="P289"/>
      <text:p text:style-name="P310"><text:span text:style-name="T3">Справедливость</text:span> — пропорциональность любых двух противоположностей.</text:p>
      <text:p text:style-name="P310">Но вот в чем фенька: если бы Бог был справедлив — он бы давно уничтожил человечество, поэтому...(развел руки)</text:p>
      <text:p text:style-name="P310"/>
      <text:p text:style-name="P311">К сожалению, как раз мы сейчас находимся в период жесточайшего информационно-тиктоническаого разлома. </text:p>
      <text:p text:style-name="P311"/>
      <text:p text:style-name="P311"><text:span text:style-name="T3">Классы автоматизированных-информационных систем</text:span>:</text:p>
      <text:list xml:id="list3434297122068678270" text:style-name="L20">
        <text:list-item>
          <text:p text:style-name="P290"><text:span text:style-name="T3">Автоматизированные системы информационного обслуживания</text:span> — предназначены для удовлетворения информационного обслуживания пользователей. Автоматизированные системы обработки информации и управления.</text:p>
        </text:list-item>
        <text:list-item>
          <text:p text:style-name="P290"><text:span text:style-name="T3">Автоматизированные системы информационного принуждения</text:span> — автоматизированные системы ориентированные на использование фальсификатов. Целью этих систем является целенаправленная деформация общественного сознания.</text:p>
        </text:list-item>
        <text:list-item>
          <text:p text:style-name="P290"><text:span text:style-name="T3">Автоматизированные системы информационного воздействия</text:span> — системы ориентированные на применение вирусов. Целью этих систем является нанесение противоположной стороне ущерба без применения физической силы, путем правопрации и техногенных катастроф.</text:p>
        </text:list-item>
      </text:list>
      <text:p text:style-name="P291"/>
      <text:p text:style-name="P291"/>
      <text:p text:style-name="P292">Следующий вопрос:</text:p>
      <text:p text:style-name="P292">Теперь вернемся к рассмотренным системам: ГАС «Контур», ГАС «Выборы», ГАС «ГРН»</text:p>
      <text:p text:style-name="P292"/>
      <text:p text:style-name="P315">Каждая система прошла свои этапы и находится в определенном состоянии. Это основание дает нам возможность рассмотреть жизненный цикл системы.</text:p>
      <text:p text:style-name="P312"><text:span text:style-name="T3">Жизнь</text:span> — способ существования чего-то. </text:p>
      <text:p text:style-name="P312">Из этого определения следует, что это понятие применимо как к живым так и к неживым существам, существуют понятия: «жизненый цикл по» и тд.</text:p>
      <text:p text:style-name="P312"><text:span text:style-name="T3">Жизненный цикл</text:span> — это упорядоченное множество стадий, характеризующее систему в различные периоды ее существования. </text:p>
      <text:p text:style-name="P313"><text:span text:style-name="T3">Стадия</text:span> — фиксированный отрезок времени, характеризующий текущее состояние системы. </text:p>
      <text:p text:style-name="P313"/>
      <text:p text:style-name="P313"/>
      <text:p text:style-name="P2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5:50:29.440532590</meta:creation-date>
    <meta:generator>LibreOffice/5.1.6.2$Linux_X86_64 LibreOffice_project/10m0$Build-2</meta:generator>
    <dc:date>2018-09-18T18:49:24.162904384</dc:date>
    <meta:editing-duration>PT18H5M11S</meta:editing-duration>
    <meta:editing-cycles>369</meta:editing-cycles>
    <meta:document-statistic meta:table-count="0" meta:image-count="0" meta:object-count="0" meta:page-count="26" meta:paragraph-count="501" meta:word-count="7540" meta:character-count="62151" meta:non-whitespace-character-count="54831"/>
  </office:meta>
</office:document-meta>
</file>